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2181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3063in"/>
    </style:style>
    <style:style style:name="co21" style:family="table-column">
      <style:table-column-properties fo:break-before="auto" style:column-width="0.2335in"/>
    </style:style>
    <style:style style:name="co22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87">
            <text:p>8.7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34">
            <text:p>13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4">
            <text:p>24.0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8323">
            <text:p>832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0355">
            <text:p>1035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4057">
            <text:p>1405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05">
            <text:p>2020-12-0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19 - 1.6)">
            <text:p>(0.19 - 1.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65">
            <text:p>0.6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3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4.375">
            <text:p>254.375</text:p>
          </table:table-cell>
          <table:table-cell office:value-type="float" office:value="258.75">
            <text:p>258.75</text:p>
          </table:table-cell>
          <table:table-cell office:value-type="float" office:value="0.054951690821256">
            <text:p>0.0549516908</text:p>
          </table:table-cell>
          <table:table-cell office:value-type="float" office:value="0.0954861111111111">
            <text:p>0.0954861111</text:p>
          </table:table-cell>
          <table:table-cell office:value-type="float" office:value="0.0512884043607532">
            <text:p>0.0512884044</text:p>
          </table:table-cell>
          <table:table-cell office:value-type="float" office:value="1.19824950698966">
            <text:p>1.198249507</text:p>
          </table:table-cell>
          <table:table-cell office:value-type="float" office:value="1.35207187982253">
            <text:p>1.3520718798</text:p>
          </table:table-cell>
          <table:table-cell office:value-type="float" office:value="1.18466519608951">
            <text:p>1.1846651961</text:p>
          </table:table-cell>
          <table:table-cell office:value-type="float" office:value="12.9572390325064">
            <text:p>12.9572390325</text:p>
          </table:table-cell>
          <table:table-cell office:value-type="float" office:value="7.60044788750953">
            <text:p>7.6004478875</text:p>
          </table:table-cell>
          <table:table-cell office:value-type="float" office:value="13.858380398862">
            <text:p>13.85838039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26.125">
            <text:p>226.125</text:p>
          </table:table-cell>
          <table:table-cell office:value-type="float" office:value="340.625">
            <text:p>340.625</text:p>
          </table:table-cell>
          <table:table-cell office:value-type="float" office:value="0.042089552238806">
            <text:p>0.0420895522</text:p>
          </table:table-cell>
          <table:table-cell office:value-type="float" office:value="0.0814864864864865">
            <text:p>0.0814864865</text:p>
          </table:table-cell>
          <table:table-cell office:value-type="float" office:value="0.0670521653543307">
            <text:p>0.0670521654</text:p>
          </table:table-cell>
          <table:table-cell office:value-type="float" office:value="1.15078563243484">
            <text:p>1.1507856324</text:p>
          </table:table-cell>
          <table:table-cell office:value-type="float" office:value="1.29821719576333">
            <text:p>1.2982171958</text:p>
          </table:table-cell>
          <table:table-cell office:value-type="float" office:value="1.24349472478242">
            <text:p>1.2434947248</text:p>
          </table:table-cell>
          <table:table-cell office:value-type="float" office:value="16.8125827019885">
            <text:p>16.812582702</text:p>
          </table:table-cell>
          <table:table-cell office:value-type="float" office:value="8.84833296885927">
            <text:p>8.8483329689</text:p>
          </table:table-cell>
          <table:table-cell office:value-type="float" office:value="10.6802568034628">
            <text:p>10.680256803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45">
            <text:p>245</text:p>
          </table:table-cell>
          <table:table-cell office:value-type="float" office:value="340.25">
            <text:p>340.25</text:p>
          </table:table-cell>
          <table:table-cell office:value-type="float" office:value="0.0536741631799163">
            <text:p>0.0536741632</text:p>
          </table:table-cell>
          <table:table-cell office:value-type="float" office:value="0.0851877607788595">
            <text:p>0.0851877608</text:p>
          </table:table-cell>
          <table:table-cell office:value-type="float" office:value="0.0640410314323358">
            <text:p>0.0640410314</text:p>
          </table:table-cell>
          <table:table-cell office:value-type="float" office:value="1.19350616608411">
            <text:p>1.1935061661</text:p>
          </table:table-cell>
          <table:table-cell office:value-type="float" office:value="1.31238079371558">
            <text:p>1.3123807937</text:p>
          </table:table-cell>
          <table:table-cell office:value-type="float" office:value="1.23218206727873">
            <text:p>1.2321820673</text:p>
          </table:table-cell>
          <table:table-cell office:value-type="float" office:value="13.2575357915304">
            <text:p>13.2575357915</text:p>
          </table:table-cell>
          <table:table-cell office:value-type="float" office:value="8.47855102453528">
            <text:p>8.4785510245</text:p>
          </table:table-cell>
          <table:table-cell office:value-type="float" office:value="11.1664738734178">
            <text:p>11.166473873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209">
            <text:p>5209</text:p>
          </table:table-cell>
          <table:table-cell office:value-type="float" office:value="111.5">
            <text:p>111.5</text:p>
          </table:table-cell>
          <table:table-cell office:value-type="float" office:value="194.5">
            <text:p>194.5</text:p>
          </table:table-cell>
          <table:table-cell office:value-type="float" office:value="438">
            <text:p>438</text:p>
          </table:table-cell>
          <table:table-cell office:value-type="float" office:value="0.0572381930184805">
            <text:p>0.057238193</text:p>
          </table:table-cell>
          <table:table-cell office:value-type="float" office:value="0.0637704918032787">
            <text:p>0.0637704918</text:p>
          </table:table-cell>
          <table:table-cell office:value-type="float" office:value="0.0840852370896525">
            <text:p>0.0840852371</text:p>
          </table:table-cell>
          <table:table-cell office:value-type="float" office:value="1.20675504861512">
            <text:p>1.2067550486</text:p>
          </table:table-cell>
          <table:table-cell office:value-type="float" office:value="1.23116740553615">
            <text:p>1.2311674055</text:p>
          </table:table-cell>
          <table:table-cell office:value-type="float" office:value="1.30815617092277">
            <text:p>1.3081561709</text:p>
          </table:table-cell>
          <table:table-cell office:value-type="float" office:value="12.4532305251002">
            <text:p>12.4532305251</text:p>
          </table:table-cell>
          <table:table-cell office:value-type="float" office:value="11.212406062331">
            <text:p>11.2124060623</text:p>
          </table:table-cell>
          <table:table-cell office:value-type="float" office:value="8.58529793156254">
            <text:p>8.585297931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67">
            <text:p>3167</text:p>
          </table:table-cell>
          <table:table-cell office:value-type="float" office:value="6201">
            <text:p>6201</text:p>
          </table:table-cell>
          <table:table-cell office:value-type="float" office:value="99.25">
            <text:p>99.25</text:p>
          </table:table-cell>
          <table:table-cell office:value-type="float" office:value="208">
            <text:p>208</text:p>
          </table:table-cell>
          <table:table-cell office:value-type="float" office:value="341">
            <text:p>341</text:p>
          </table:table-cell>
          <table:table-cell office:value-type="float" office:value="0.0563600227143668">
            <text:p>0.0563600227</text:p>
          </table:table-cell>
          <table:table-cell office:value-type="float" office:value="0.0656772971266183">
            <text:p>0.0656772971</text:p>
          </table:table-cell>
          <table:table-cell office:value-type="float" office:value="0.0549911304628286">
            <text:p>0.0549911305</text:p>
          </table:table-cell>
          <table:table-cell office:value-type="float" office:value="1.2034859257346">
            <text:p>1.2034859257</text:p>
          </table:table-cell>
          <table:table-cell office:value-type="float" office:value="1.23832501436457">
            <text:p>1.2383250144</text:p>
          </table:table-cell>
          <table:table-cell office:value-type="float" office:value="1.19839604450188">
            <text:p>1.1983960445</text:p>
          </table:table-cell>
          <table:table-cell office:value-type="float" office:value="12.6419677559745">
            <text:p>12.641967756</text:p>
          </table:table-cell>
          <table:table-cell office:value-type="float" office:value="10.8967318599033">
            <text:p>10.8967318599</text:p>
          </table:table-cell>
          <table:table-cell office:value-type="float" office:value="12.9481902874644">
            <text:p>12.948190287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425">
            <text:p>3425</text:p>
          </table:table-cell>
          <table:table-cell office:value-type="float" office:value="6378">
            <text:p>6378</text:p>
          </table:table-cell>
          <table:table-cell office:value-type="float" office:value="114">
            <text:p>114</text:p>
          </table:table-cell>
          <table:table-cell office:value-type="float" office:value="239.25">
            <text:p>239.25</text:p>
          </table:table-cell>
          <table:table-cell office:value-type="float" office:value="287.125">
            <text:p>287.125</text:p>
          </table:table-cell>
          <table:table-cell office:value-type="float" office:value="0.061822125813449">
            <text:p>0.0618221258</text:p>
          </table:table-cell>
          <table:table-cell office:value-type="float" office:value="0.0698540145985401">
            <text:p>0.0698540146</text:p>
          </table:table-cell>
          <table:table-cell office:value-type="float" office:value="0.0450180307306366">
            <text:p>0.0450180307</text:p>
          </table:table-cell>
          <table:table-cell office:value-type="float" office:value="1.22386851181766">
            <text:p>1.2238685118</text:p>
          </table:table-cell>
          <table:table-cell office:value-type="float" office:value="1.25405303447174">
            <text:p>1.2540530345</text:p>
          </table:table-cell>
          <table:table-cell office:value-type="float" office:value="1.16153528881532">
            <text:p>1.1615352888</text:p>
          </table:table-cell>
          <table:table-cell office:value-type="float" office:value="11.5550685041116">
            <text:p>11.5550685041</text:p>
          </table:table-cell>
          <table:table-cell office:value-type="float" office:value="10.2654702798662">
            <text:p>10.2654702799</text:p>
          </table:table-cell>
          <table:table-cell office:value-type="float" office:value="15.7411314846873">
            <text:p>15.741131484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7005">
            <text:p>7005</text:p>
          </table:table-cell>
          <table:table-cell office:value-type="float" office:value="104">
            <text:p>104</text:p>
          </table:table-cell>
          <table:table-cell office:value-type="float" office:value="306.75">
            <text:p>306.75</text:p>
          </table:table-cell>
          <table:table-cell office:value-type="float" office:value="228.125">
            <text:p>228.125</text:p>
          </table:table-cell>
          <table:table-cell office:value-type="float" office:value="0.0485981308411215">
            <text:p>0.0485981308</text:p>
          </table:table-cell>
          <table:table-cell office:value-type="float" office:value="0.0806176084099869">
            <text:p>0.0806176084</text:p>
          </table:table-cell>
          <table:table-cell office:value-type="float" office:value="0.0325660242683797">
            <text:p>0.0325660243</text:p>
          </table:table-cell>
          <table:table-cell office:value-type="float" office:value="1.17472254345358">
            <text:p>1.1747225435</text:p>
          </table:table-cell>
          <table:table-cell office:value-type="float" office:value="1.29490005905502">
            <text:p>1.2949000591</text:p>
          </table:table-cell>
          <table:table-cell office:value-type="float" office:value="1.11605975497516">
            <text:p>1.116059755</text:p>
          </table:table-cell>
          <table:table-cell office:value-type="float" office:value="14.6066688488308">
            <text:p>14.6066688488</text:p>
          </table:table-cell>
          <table:table-cell office:value-type="float" office:value="8.94005815439139">
            <text:p>8.9400581544</text:p>
          </table:table-cell>
          <table:table-cell office:value-type="float" office:value="21.6290885418626">
            <text:p>21.629088541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39">
            <text:p>4139</text:p>
          </table:table-cell>
          <table:table-cell office:value-type="float" office:value="8323">
            <text:p>8323</text:p>
          </table:table-cell>
          <table:table-cell office:value-type="float" office:value="139.625">
            <text:p>139.625</text:p>
          </table:table-cell>
          <table:table-cell office:value-type="float" office:value="405.25">
            <text:p>405.25</text:p>
          </table:table-cell>
          <table:table-cell office:value-type="float" office:value="327.375">
            <text:p>327.375</text:p>
          </table:table-cell>
          <table:table-cell office:value-type="float" office:value="0.0612928007023705">
            <text:p>0.0612928007</text:p>
          </table:table-cell>
          <table:table-cell office:value-type="float" office:value="0.0979101232181686">
            <text:p>0.0979101232</text:p>
          </table:table-cell>
          <table:table-cell office:value-type="float" office:value="0.0393337738796107">
            <text:p>0.0393337739</text:p>
          </table:table-cell>
          <table:table-cell office:value-type="float" office:value="1.22188814499746">
            <text:p>1.221888145</text:p>
          </table:table-cell>
          <table:table-cell office:value-type="float" office:value="1.36147476003164">
            <text:p>1.36147476</text:p>
          </table:table-cell>
          <table:table-cell office:value-type="float" office:value="1.14070061428316">
            <text:p>1.1407006143</text:p>
          </table:table-cell>
          <table:table-cell office:value-type="float" office:value="11.6519238731873">
            <text:p>11.6519238732</text:p>
          </table:table-cell>
          <table:table-cell office:value-type="float" office:value="7.42060191272869">
            <text:p>7.4206019127</text:p>
          </table:table-cell>
          <table:table-cell office:value-type="float" office:value="17.9665337549405">
            <text:p>17.966533754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355">
            <text:p>4355</text:p>
          </table:table-cell>
          <table:table-cell office:value-type="float" office:value="9332">
            <text:p>9332</text:p>
          </table:table-cell>
          <table:table-cell office:value-type="float" office:value="237.875">
            <text:p>237.875</text:p>
          </table:table-cell>
          <table:table-cell office:value-type="float" office:value="180.75">
            <text:p>180.75</text:p>
          </table:table-cell>
          <table:table-cell office:value-type="float" office:value="429.375">
            <text:p>429.375</text:p>
          </table:table-cell>
          <table:table-cell office:value-type="float" office:value="0.0947709163346614">
            <text:p>0.0947709163</text:p>
          </table:table-cell>
          <table:table-cell office:value-type="float" office:value="0.04150401836969">
            <text:p>0.0415040184</text:p>
          </table:table-cell>
          <table:table-cell office:value-type="float" office:value="0.0460110372910416">
            <text:p>0.0460110373</text:p>
          </table:table-cell>
          <table:table-cell office:value-type="float" office:value="1.34930199927382">
            <text:p>1.3493019993</text:p>
          </table:table-cell>
          <table:table-cell office:value-type="float" office:value="1.14864032803395">
            <text:p>1.148640328</text:p>
          </table:table-cell>
          <table:table-cell office:value-type="float" office:value="1.16518798100174">
            <text:p>1.165187981</text:p>
          </table:table-cell>
          <table:table-cell office:value-type="float" office:value="7.65526716903423">
            <text:p>7.655267169</text:p>
          </table:table-cell>
          <table:table-cell office:value-type="float" office:value="17.044949303376">
            <text:p>17.0449493034</text:p>
          </table:table-cell>
          <table:table-cell office:value-type="float" office:value="15.4087776082571">
            <text:p>15.408777608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358">
            <text:p>4358</text:p>
          </table:table-cell>
          <table:table-cell office:value-type="float" office:value="7747">
            <text:p>7747</text:p>
          </table:table-cell>
          <table:table-cell office:value-type="float" office:value="201">
            <text:p>201</text:p>
          </table:table-cell>
          <table:table-cell office:value-type="float" office:value="283.875">
            <text:p>283.875</text:p>
          </table:table-cell>
          <table:table-cell office:value-type="float" office:value="388.125">
            <text:p>388.125</text:p>
          </table:table-cell>
          <table:table-cell office:value-type="float" office:value="0.0791962174940898">
            <text:p>0.0791962175</text:p>
          </table:table-cell>
          <table:table-cell office:value-type="float" office:value="0.065138825149151">
            <text:p>0.0651388251</text:p>
          </table:table-cell>
          <table:table-cell office:value-type="float" office:value="0.0501000387246676">
            <text:p>0.0501000387</text:p>
          </table:table-cell>
          <table:table-cell office:value-type="float" office:value="1.28947996132544">
            <text:p>1.2894799613</text:p>
          </table:table-cell>
          <table:table-cell office:value-type="float" office:value="1.23630229844398">
            <text:p>1.2363022984</text:p>
          </table:table-cell>
          <table:table-cell office:value-type="float" office:value="1.18026976274155">
            <text:p>1.1802697627</text:p>
          </table:table-cell>
          <table:table-cell office:value-type="float" office:value="9.09444791716879">
            <text:p>9.0944479172</text:p>
          </table:table-cell>
          <table:table-cell office:value-type="float" office:value="10.984004607195">
            <text:p>10.9840046072</text:p>
          </table:table-cell>
          <table:table-cell office:value-type="float" office:value="14.1790123404494">
            <text:p>14.179012340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713">
            <text:p>4713</text:p>
          </table:table-cell>
          <table:table-cell office:value-type="float" office:value="7778">
            <text:p>7778</text:p>
          </table:table-cell>
          <table:table-cell office:value-type="float" office:value="211.625">
            <text:p>211.625</text:p>
          </table:table-cell>
          <table:table-cell office:value-type="float" office:value="452.625">
            <text:p>452.625</text:p>
          </table:table-cell>
          <table:table-cell office:value-type="float" office:value="266">
            <text:p>266</text:p>
          </table:table-cell>
          <table:table-cell office:value-type="float" office:value="0.0810202909647779">
            <text:p>0.081020291</text:p>
          </table:table-cell>
          <table:table-cell office:value-type="float" office:value="0.0960375556970083">
            <text:p>0.0960375557</text:p>
          </table:table-cell>
          <table:table-cell office:value-type="float" office:value="0.0341990228850604">
            <text:p>0.0341990229</text:p>
          </table:table-cell>
          <table:table-cell office:value-type="float" office:value="1.29643702197084">
            <text:p>1.296437022</text:p>
          </table:table-cell>
          <table:table-cell office:value-type="float" office:value="1.35420894066387">
            <text:p>1.3542089407</text:p>
          </table:table-cell>
          <table:table-cell office:value-type="float" office:value="1.12198894350365">
            <text:p>1.1219889435</text:p>
          </table:table-cell>
          <table:table-cell office:value-type="float" office:value="8.8973035237314">
            <text:p>8.8973035237</text:p>
          </table:table-cell>
          <table:table-cell office:value-type="float" office:value="7.55873707206952">
            <text:p>7.5587370721</text:p>
          </table:table-cell>
          <table:table-cell office:value-type="float" office:value="20.6126717317651">
            <text:p>20.612671731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float" office:value="2896">
            <text:p>2896</text:p>
          </table:table-cell>
          <table:table-cell office:value-type="float" office:value="5250">
            <text:p>5250</text:p>
          </table:table-cell>
          <table:table-cell office:value-type="float" office:value="10505">
            <text:p>10505</text:p>
          </table:table-cell>
          <table:table-cell office:value-type="float" office:value="233.5">
            <text:p>233.5</text:p>
          </table:table-cell>
          <table:table-cell office:value-type="float" office:value="375.25">
            <text:p>375.25</text:p>
          </table:table-cell>
          <table:table-cell office:value-type="float" office:value="304.875">
            <text:p>304.875</text:p>
          </table:table-cell>
          <table:table-cell office:value-type="float" office:value="0.080628453038674">
            <text:p>0.080628453</text:p>
          </table:table-cell>
          <table:table-cell office:value-type="float" office:value="0.0714761904761905">
            <text:p>0.0714761905</text:p>
          </table:table-cell>
          <table:table-cell office:value-type="float" office:value="0.0290218943360305">
            <text:p>0.0290218943</text:p>
          </table:table-cell>
          <table:table-cell office:value-type="float" office:value="1.2949414426166">
            <text:p>1.2949414426</text:p>
          </table:table-cell>
          <table:table-cell office:value-type="float" office:value="1.26018000444444">
            <text:p>1.2601800044</text:p>
          </table:table-cell>
          <table:table-cell office:value-type="float" office:value="1.10322748006378">
            <text:p>1.1032274801</text:p>
          </table:table-cell>
          <table:table-cell office:value-type="float" office:value="8.93890113807249">
            <text:p>8.9389011381</text:p>
          </table:table-cell>
          <table:table-cell office:value-type="float" office:value="10.040181619527">
            <text:p>10.0401816195</text:p>
          </table:table-cell>
          <table:table-cell office:value-type="float" office:value="24.2285164557491">
            <text:p>24.228516455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3030">
            <text:p>3030</text:p>
          </table:table-cell>
          <table:table-cell office:value-type="float" office:value="5448">
            <text:p>5448</text:p>
          </table:table-cell>
          <table:table-cell office:value-type="float" office:value="9977">
            <text:p>9977</text:p>
          </table:table-cell>
          <table:table-cell office:value-type="float" office:value="215.75">
            <text:p>215.75</text:p>
          </table:table-cell>
          <table:table-cell office:value-type="float" office:value="136.75">
            <text:p>136.75</text:p>
          </table:table-cell>
          <table:table-cell office:value-type="float" office:value="486.125">
            <text:p>486.125</text:p>
          </table:table-cell>
          <table:table-cell office:value-type="float" office:value="0.0712046204620462">
            <text:p>0.0712046205</text:p>
          </table:table-cell>
          <table:table-cell office:value-type="float" office:value="0.0251009544787078">
            <text:p>0.0251009545</text:p>
          </table:table-cell>
          <table:table-cell office:value-type="float" office:value="0.0487245665029568">
            <text:p>0.0487245665</text:p>
          </table:table-cell>
          <table:table-cell office:value-type="float" office:value="1.25915356364844">
            <text:p>1.2591535636</text:p>
          </table:table-cell>
          <table:table-cell office:value-type="float" office:value="1.08908825419033">
            <text:p>1.0890882542</text:p>
          </table:table-cell>
          <table:table-cell office:value-type="float" office:value="1.17518918618691">
            <text:p>1.1751891862</text:p>
          </table:table-cell>
          <table:table-cell office:value-type="float" office:value="10.0771822867082">
            <text:p>10.0771822867</text:p>
          </table:table-cell>
          <table:table-cell office:value-type="float" office:value="27.9595170422175">
            <text:p>27.9595170422</text:p>
          </table:table-cell>
          <table:table-cell office:value-type="float" office:value="14.5696511684075">
            <text:p>14.569651168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56">
            <text:p>3156</text:p>
          </table:table-cell>
          <table:table-cell office:value-type="float" office:value="5523">
            <text:p>5523</text:p>
          </table:table-cell>
          <table:table-cell office:value-type="float" office:value="9095">
            <text:p>9095</text:p>
          </table:table-cell>
          <table:table-cell office:value-type="float" office:value="213.75">
            <text:p>213.75</text:p>
          </table:table-cell>
          <table:table-cell office:value-type="float" office:value="293.625">
            <text:p>293.625</text:p>
          </table:table-cell>
          <table:table-cell office:value-type="float" office:value="341.875">
            <text:p>341.875</text:p>
          </table:table-cell>
          <table:table-cell office:value-type="float" office:value="0.0677281368821293">
            <text:p>0.0677281369</text:p>
          </table:table-cell>
          <table:table-cell office:value-type="float" office:value="0.053164041281912">
            <text:p>0.0531640413</text:p>
          </table:table-cell>
          <table:table-cell office:value-type="float" office:value="0.0375893347993403">
            <text:p>0.0375893348</text:p>
          </table:table-cell>
          <table:table-cell office:value-type="float" office:value="1.24603919611748">
            <text:p>1.2460391961</text:p>
          </table:table-cell>
          <table:table-cell office:value-type="float" office:value="1.19161391844612">
            <text:p>1.1916139184</text:p>
          </table:table-cell>
          <table:table-cell office:value-type="float" office:value="1.13433206965538">
            <text:p>1.1343320697</text:p>
          </table:table-cell>
          <table:table-cell office:value-type="float" office:value="10.5770458363291">
            <text:p>10.5770458363</text:p>
          </table:table-cell>
          <table:table-cell office:value-type="float" office:value="13.3814765560557">
            <text:p>13.3814765561</text:p>
          </table:table-cell>
          <table:table-cell office:value-type="float" office:value="18.7844381326966">
            <text:p>18.784438132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0">
            <text:p>70</text:p>
          </table:table-cell>
          <table:table-cell office:value-type="float" office:value="3568">
            <text:p>3568</text:p>
          </table:table-cell>
          <table:table-cell office:value-type="float" office:value="5885">
            <text:p>5885</text:p>
          </table:table-cell>
          <table:table-cell office:value-type="float" office:value="10552">
            <text:p>10552</text:p>
          </table:table-cell>
          <table:table-cell office:value-type="float" office:value="172.5">
            <text:p>172.5</text:p>
          </table:table-cell>
          <table:table-cell office:value-type="float" office:value="447">
            <text:p>447</text:p>
          </table:table-cell>
          <table:table-cell office:value-type="float" office:value="616">
            <text:p>616</text:p>
          </table:table-cell>
          <table:table-cell office:value-type="float" office:value="0.0483464125560538">
            <text:p>0.0483464126</text:p>
          </table:table-cell>
          <table:table-cell office:value-type="float" office:value="0.0759558198810535">
            <text:p>0.0759558199</text:p>
          </table:table-cell>
          <table:table-cell office:value-type="float" office:value="0.0583775587566338">
            <text:p>0.0583775588</text:p>
          </table:table-cell>
          <table:table-cell office:value-type="float" office:value="1.17379370013599">
            <text:p>1.1737937001</text:p>
          </table:table-cell>
          <table:table-cell office:value-type="float" office:value="1.27715317126834">
            <text:p>1.2771531713</text:p>
          </table:table-cell>
          <table:table-cell office:value-type="float" office:value="1.21100101680633">
            <text:p>1.2110010168</text:p>
          </table:table-cell>
          <table:table-cell office:value-type="float" office:value="14.6809429646796">
            <text:p>14.6809429647</text:p>
          </table:table-cell>
          <table:table-cell office:value-type="float" office:value="9.46800777208597">
            <text:p>9.4680077721</text:p>
          </table:table-cell>
          <table:table-cell office:value-type="float" office:value="12.2168176847989">
            <text:p>12.216817684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217">
            <text:p>4217</text:p>
          </table:table-cell>
          <table:table-cell office:value-type="float" office:value="7038">
            <text:p>7038</text:p>
          </table:table-cell>
          <table:table-cell office:value-type="float" office:value="13065">
            <text:p>13065</text:p>
          </table:table-cell>
          <table:table-cell office:value-type="float" office:value="204.75">
            <text:p>204.75</text:p>
          </table:table-cell>
          <table:table-cell office:value-type="float" office:value="346.875">
            <text:p>346.875</text:p>
          </table:table-cell>
          <table:table-cell office:value-type="float" office:value="607.25">
            <text:p>607.25</text:p>
          </table:table-cell>
          <table:table-cell office:value-type="float" office:value="0.0485534740336732">
            <text:p>0.048553474</text:p>
          </table:table-cell>
          <table:table-cell office:value-type="float" office:value="0.0492860187553282">
            <text:p>0.0492860188</text:p>
          </table:table-cell>
          <table:table-cell office:value-type="float" office:value="0.0464791427477995">
            <text:p>0.0464791427</text:p>
          </table:table-cell>
          <table:table-cell office:value-type="float" office:value="1.1745577412057">
            <text:p>1.1745577412</text:p>
          </table:table-cell>
          <table:table-cell office:value-type="float" office:value="1.17726212446736">
            <text:p>1.1772621245</text:p>
          </table:table-cell>
          <table:table-cell office:value-type="float" office:value="1.16691120861002">
            <text:p>1.1669112086</text:p>
          </table:table-cell>
          <table:table-cell office:value-type="float" office:value="14.6197894786207">
            <text:p>14.6197894786</text:p>
          </table:table-cell>
          <table:table-cell office:value-type="float" office:value="14.4075637142343">
            <text:p>14.4075637142</text:p>
          </table:table-cell>
          <table:table-cell office:value-type="float" office:value="15.25702960225">
            <text:p>15.257029602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3994">
            <text:p>3994</text:p>
          </table:table-cell>
          <table:table-cell office:value-type="float" office:value="6066">
            <text:p>6066</text:p>
          </table:table-cell>
          <table:table-cell office:value-type="float" office:value="11068">
            <text:p>11068</text:p>
          </table:table-cell>
          <table:table-cell office:value-type="float" office:value="200">
            <text:p>200</text:p>
          </table:table-cell>
          <table:table-cell office:value-type="float" office:value="489.75">
            <text:p>489.75</text:p>
          </table:table-cell>
          <table:table-cell office:value-type="float" office:value="525">
            <text:p>525</text:p>
          </table:table-cell>
          <table:table-cell office:value-type="float" office:value="0.0500751126690035">
            <text:p>0.0500751127</text:p>
          </table:table-cell>
          <table:table-cell office:value-type="float" office:value="0.0807368941641939">
            <text:p>0.0807368942</text:p>
          </table:table-cell>
          <table:table-cell office:value-type="float" office:value="0.0474340440910734">
            <text:p>0.0474340441</text:p>
          </table:table-cell>
          <table:table-cell office:value-type="float" office:value="1.18017762748279">
            <text:p>1.1801776275</text:p>
          </table:table-cell>
          <table:table-cell office:value-type="float" office:value="1.29535528389007">
            <text:p>1.2953552839</text:p>
          </table:table-cell>
          <table:table-cell office:value-type="float" office:value="1.17042913185487">
            <text:p>1.1704291319</text:p>
          </table:table-cell>
          <table:table-cell office:value-type="float" office:value="14.1859005360397">
            <text:p>14.185900536</text:p>
          </table:table-cell>
          <table:table-cell office:value-type="float" office:value="8.92734861098204">
            <text:p>8.927348611</text:p>
          </table:table-cell>
          <table:table-cell office:value-type="float" office:value="14.9567596325559">
            <text:p>14.956759632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964">
            <text:p>3964</text:p>
          </table:table-cell>
          <table:table-cell office:value-type="float" office:value="6670">
            <text:p>6670</text:p>
          </table:table-cell>
          <table:table-cell office:value-type="float" office:value="11816">
            <text:p>11816</text:p>
          </table:table-cell>
          <table:table-cell office:value-type="float" office:value="189.625">
            <text:p>189.625</text:p>
          </table:table-cell>
          <table:table-cell office:value-type="float" office:value="612.625">
            <text:p>612.625</text:p>
          </table:table-cell>
          <table:table-cell office:value-type="float" office:value="871.75">
            <text:p>871.75</text:p>
          </table:table-cell>
          <table:table-cell office:value-type="float" office:value="0.0478367810292634">
            <text:p>0.047836781</text:p>
          </table:table-cell>
          <table:table-cell office:value-type="float" office:value="0.0918478260869565">
            <text:p>0.0918478261</text:p>
          </table:table-cell>
          <table:table-cell office:value-type="float" office:value="0.0737770819228165">
            <text:p>0.0737770819</text:p>
          </table:table-cell>
          <table:table-cell office:value-type="float" office:value="1.17191391453614">
            <text:p>1.1719139145</text:p>
          </table:table-cell>
          <table:table-cell office:value-type="float" office:value="1.33800199669187">
            <text:p>1.3380019967</text:p>
          </table:table-cell>
          <table:table-cell office:value-type="float" office:value="1.26888818005127">
            <text:p>1.2688881801</text:p>
          </table:table-cell>
          <table:table-cell office:value-type="float" office:value="14.833712018844">
            <text:p>14.8337120188</text:p>
          </table:table-cell>
          <table:table-cell office:value-type="float" office:value="7.88818978228158">
            <text:p>7.8881897823</text:p>
          </table:table-cell>
          <table:table-cell office:value-type="float" office:value="9.7376180992191">
            <text:p>9.737618099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4334">
            <text:p>4334</text:p>
          </table:table-cell>
          <table:table-cell office:value-type="float" office:value="7422">
            <text:p>7422</text:p>
          </table:table-cell>
          <table:table-cell office:value-type="float" office:value="16290">
            <text:p>16290</text:p>
          </table:table-cell>
          <table:table-cell office:value-type="float" office:value="205.375">
            <text:p>205.375</text:p>
          </table:table-cell>
          <table:table-cell office:value-type="float" office:value="625.25">
            <text:p>625.25</text:p>
          </table:table-cell>
          <table:table-cell office:value-type="float" office:value="901.125">
            <text:p>901.125</text:p>
          </table:table-cell>
          <table:table-cell office:value-type="float" office:value="0.0473869404706968">
            <text:p>0.0473869405</text:p>
          </table:table-cell>
          <table:table-cell office:value-type="float" office:value="0.0842427917003503">
            <text:p>0.0842427917</text:p>
          </table:table-cell>
          <table:table-cell office:value-type="float" office:value="0.055317679558011">
            <text:p>0.0553176796</text:p>
          </table:table-cell>
          <table:table-cell office:value-type="float" office:value="1.1702555150167">
            <text:p>1.170255515</text:p>
          </table:table-cell>
          <table:table-cell office:value-type="float" office:value="1.30875959294002">
            <text:p>1.3087595929</text:p>
          </table:table-cell>
          <table:table-cell office:value-type="float" office:value="1.19960956796954">
            <text:p>1.199609568</text:p>
          </table:table-cell>
          <table:table-cell office:value-type="float" office:value="14.9712877244532">
            <text:p>14.9712877245</text:p>
          </table:table-cell>
          <table:table-cell office:value-type="float" office:value="8.56987239091096">
            <text:p>8.5698723909</text:p>
          </table:table-cell>
          <table:table-cell office:value-type="float" office:value="12.8737648056897">
            <text:p>12.873764805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133">
            <text:p>133</text:p>
          </table:table-cell>
          <table:table-cell table:number-columns-repeated="2" office:value-type="float" office:value="72">
            <text:p>72</text:p>
          </table:table-cell>
          <table:table-cell office:value-type="float" office:value="4666">
            <text:p>4666</text:p>
          </table:table-cell>
          <table:table-cell office:value-type="float" office:value="7960">
            <text:p>7960</text:p>
          </table:table-cell>
          <table:table-cell office:value-type="float" office:value="14502">
            <text:p>14502</text:p>
          </table:table-cell>
          <table:table-cell office:value-type="float" office:value="194.75">
            <text:p>194.75</text:p>
          </table:table-cell>
          <table:table-cell office:value-type="float" office:value="354">
            <text:p>354</text:p>
          </table:table-cell>
          <table:table-cell office:value-type="float" office:value="556.5">
            <text:p>556.5</text:p>
          </table:table-cell>
          <table:table-cell office:value-type="float" office:value="0.0417381054436348">
            <text:p>0.0417381054</text:p>
          </table:table-cell>
          <table:table-cell office:value-type="float" office:value="0.0444723618090452">
            <text:p>0.0444723618</text:p>
          </table:table-cell>
          <table:table-cell office:value-type="float" office:value="0.0383740173769135">
            <text:p>0.0383740174</text:p>
          </table:table-cell>
          <table:table-cell office:value-type="float" office:value="1.14949782516693">
            <text:p>1.1494978252</text:p>
          </table:table-cell>
          <table:table-cell office:value-type="float" office:value="1.15952973662281">
            <text:p>1.1595297366</text:p>
          </table:table-cell>
          <table:table-cell office:value-type="float" office:value="1.1371952886301">
            <text:p>1.1371952886</text:p>
          </table:table-cell>
          <table:table-cell office:value-type="float" office:value="16.9512707457451">
            <text:p>16.9512707457</text:p>
          </table:table-cell>
          <table:table-cell office:value-type="float" office:value="15.9300816752772">
            <text:p>15.9300816753</text:p>
          </table:table-cell>
          <table:table-cell office:value-type="float" office:value="18.4073283051074">
            <text:p>18.407328305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576">
            <text:p>4576</text:p>
          </table:table-cell>
          <table:table-cell office:value-type="float" office:value="7757">
            <text:p>7757</text:p>
          </table:table-cell>
          <table:table-cell office:value-type="float" office:value="14821">
            <text:p>14821</text:p>
          </table:table-cell>
          <table:table-cell office:value-type="float" office:value="205.25">
            <text:p>205.25</text:p>
          </table:table-cell>
          <table:table-cell office:value-type="float" office:value="225.625">
            <text:p>225.625</text:p>
          </table:table-cell>
          <table:table-cell office:value-type="float" office:value="708.125">
            <text:p>708.125</text:p>
          </table:table-cell>
          <table:table-cell office:value-type="float" office:value="0.0448535839160839">
            <text:p>0.0448535839</text:p>
          </table:table-cell>
          <table:table-cell office:value-type="float" office:value="0.0290866314296764">
            <text:p>0.0290866314</text:p>
          </table:table-cell>
          <table:table-cell office:value-type="float" office:value="0.0477784899804332">
            <text:p>0.04777849</text:p>
          </table:table-cell>
          <table:table-cell office:value-type="float" office:value="1.16093075792692">
            <text:p>1.1609307579</text:p>
          </table:table-cell>
          <table:table-cell office:value-type="float" office:value="1.1034614329746">
            <text:p>1.103461433</text:p>
          </table:table-cell>
          <table:table-cell office:value-type="float" office:value="1.17169897177694">
            <text:p>1.1716989718</text:p>
          </table:table-cell>
          <table:table-cell office:value-type="float" office:value="15.79759100787">
            <text:p>15.7975910079</text:p>
          </table:table-cell>
          <table:table-cell office:value-type="float" office:value="24.1753559430715">
            <text:p>24.1753559431</text:p>
          </table:table-cell>
          <table:table-cell office:value-type="float" office:value="14.8513932251026">
            <text:p>14.851393225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110">
            <text:p>110</text:p>
          </table:table-cell>
          <table:table-cell office:value-type="float" office:value="5014">
            <text:p>5014</text:p>
          </table:table-cell>
          <table:table-cell office:value-type="float" office:value="8643">
            <text:p>8643</text:p>
          </table:table-cell>
          <table:table-cell office:value-type="float" office:value="16192">
            <text:p>16192</text:p>
          </table:table-cell>
          <table:table-cell office:value-type="float" office:value="219.5">
            <text:p>219.5</text:p>
          </table:table-cell>
          <table:table-cell office:value-type="float" office:value="490.875">
            <text:p>490.875</text:p>
          </table:table-cell>
          <table:table-cell office:value-type="float" office:value="758.5">
            <text:p>758.5</text:p>
          </table:table-cell>
          <table:table-cell office:value-type="float" office:value="0.043777423214998">
            <text:p>0.0437774232</text:p>
          </table:table-cell>
          <table:table-cell office:value-type="float" office:value="0.0567945157931274">
            <text:p>0.0567945158</text:p>
          </table:table-cell>
          <table:table-cell office:value-type="float" office:value="0.0468441205533597">
            <text:p>0.0468441206</text:p>
          </table:table-cell>
          <table:table-cell office:value-type="float" office:value="1.15697724830785">
            <text:p>1.1569772483</text:p>
          </table:table-cell>
          <table:table-cell office:value-type="float" office:value="1.20510301464333">
            <text:p>1.2051030146</text:p>
          </table:table-cell>
          <table:table-cell office:value-type="float" office:value="1.16825539033238">
            <text:p>1.1682553903</text:p>
          </table:table-cell>
          <table:table-cell office:value-type="float" office:value="16.1775382368258">
            <text:p>16.1775382368</text:p>
          </table:table-cell>
          <table:table-cell office:value-type="float" office:value="12.5478567587719">
            <text:p>12.5478567588</text:p>
          </table:table-cell>
          <table:table-cell office:value-type="float" office:value="15.1408167960588">
            <text:p>15.140816796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30">
            <text:p>30</text:p>
          </table:table-cell>
          <table:table-cell office:value-type="float" office:value="5647">
            <text:p>5647</text:p>
          </table:table-cell>
          <table:table-cell office:value-type="float" office:value="9770">
            <text:p>9770</text:p>
          </table:table-cell>
          <table:table-cell office:value-type="float" office:value="18240">
            <text:p>18240</text:p>
          </table:table-cell>
          <table:table-cell office:value-type="float" office:value="300.5">
            <text:p>300.5</text:p>
          </table:table-cell>
          <table:table-cell office:value-type="float" office:value="464.25">
            <text:p>464.25</text:p>
          </table:table-cell>
          <table:table-cell office:value-type="float" office:value="622.875">
            <text:p>622.875</text:p>
          </table:table-cell>
          <table:table-cell office:value-type="float" office:value="0.0532140959801665">
            <text:p>0.053214096</text:p>
          </table:table-cell>
          <table:table-cell office:value-type="float" office:value="0.047517911975435">
            <text:p>0.047517912</text:p>
          </table:table-cell>
          <table:table-cell office:value-type="float" office:value="0.0341488486842105">
            <text:p>0.0341488487</text:p>
          </table:table-cell>
          <table:table-cell office:value-type="float" office:value="1.19179954635212">
            <text:p>1.1917995464</text:p>
          </table:table-cell>
          <table:table-cell office:value-type="float" office:value="1.17073827775269">
            <text:p>1.1707382778</text:p>
          </table:table-cell>
          <table:table-cell office:value-type="float" office:value="1.12180661237299">
            <text:p>1.1218066124</text:p>
          </table:table-cell>
          <table:table-cell office:value-type="float" office:value="13.3692099949554">
            <text:p>13.369209995</text:p>
          </table:table-cell>
          <table:table-cell office:value-type="float" office:value="14.9309636836368">
            <text:p>14.9309636836</text:p>
          </table:table-cell>
          <table:table-cell office:value-type="float" office:value="20.6424539489443">
            <text:p>20.642453948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752">
            <text:p>5752</text:p>
          </table:table-cell>
          <table:table-cell office:value-type="float" office:value="9973">
            <text:p>9973</text:p>
          </table:table-cell>
          <table:table-cell office:value-type="float" office:value="17755">
            <text:p>17755</text:p>
          </table:table-cell>
          <table:table-cell office:value-type="float" office:value="416.25">
            <text:p>416.25</text:p>
          </table:table-cell>
          <table:table-cell office:value-type="float" office:value="622.75">
            <text:p>622.75</text:p>
          </table:table-cell>
          <table:table-cell office:value-type="float" office:value="393.875">
            <text:p>393.875</text:p>
          </table:table-cell>
          <table:table-cell office:value-type="float" office:value="0.0723661335187761">
            <text:p>0.0723661335</text:p>
          </table:table-cell>
          <table:table-cell office:value-type="float" office:value="0.0624435977138273">
            <text:p>0.0624435977</text:p>
          </table:table-cell>
          <table:table-cell office:value-type="float" office:value="0.0221838918614475">
            <text:p>0.0221838919</text:p>
          </table:table-cell>
          <table:table-cell office:value-type="float" office:value="1.26354570758541">
            <text:p>1.2635457076</text:p>
          </table:table-cell>
          <table:table-cell office:value-type="float" office:value="1.22619502967347">
            <text:p>1.2261950297</text:p>
          </table:table-cell>
          <table:table-cell office:value-type="float" office:value="1.07860818662898">
            <text:p>1.0786081866</text:p>
          </table:table-cell>
          <table:table-cell office:value-type="float" office:value="9.92087474555088">
            <text:p>9.9208747456</text:p>
          </table:table-cell>
          <table:table-cell office:value-type="float" office:value="11.4434473260278">
            <text:p>11.443447326</text:p>
          </table:table-cell>
          <table:table-cell office:value-type="float" office:value="31.5908236782321">
            <text:p>31.590823678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 office:value-type="float" office:value="90">
            <text:p>90</text:p>
          </table:table-cell>
          <table:table-cell office:value-type="float" office:value="5694">
            <text:p>5694</text:p>
          </table:table-cell>
          <table:table-cell office:value-type="float" office:value="9949">
            <text:p>9949</text:p>
          </table:table-cell>
          <table:table-cell office:value-type="float" office:value="16582">
            <text:p>16582</text:p>
          </table:table-cell>
          <table:table-cell office:value-type="float" office:value="429.25">
            <text:p>429.25</text:p>
          </table:table-cell>
          <table:table-cell office:value-type="float" office:value="180.75">
            <text:p>180.75</text:p>
          </table:table-cell>
          <table:table-cell office:value-type="float" office:value="307.25">
            <text:p>307.25</text:p>
          </table:table-cell>
          <table:table-cell office:value-type="float" office:value="0.0753863716192483">
            <text:p>0.0753863716</text:p>
          </table:table-cell>
          <table:table-cell office:value-type="float" office:value="0.0181676550407076">
            <text:p>0.018167655</text:p>
          </table:table-cell>
          <table:table-cell office:value-type="float" office:value="0.018529127970088">
            <text:p>0.018529128</text:p>
          </table:table-cell>
          <table:table-cell office:value-type="float" office:value="1.27499118651816">
            <text:p>1.2749911865</text:p>
          </table:table-cell>
          <table:table-cell office:value-type="float" office:value="1.06423371747425">
            <text:p>1.0642337175</text:p>
          </table:table-cell>
          <table:table-cell office:value-type="float" office:value="1.06552487191864">
            <text:p>1.0655248719</text:p>
          </table:table-cell>
          <table:table-cell office:value-type="float" office:value="9.53697112933932">
            <text:p>9.53697112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">
            <text:p>32</text:p>
          </table:table-cell>
          <table:table-cell office:value-type="float" office:value="6242">
            <text:p>6242</text:p>
          </table:table-cell>
          <table:table-cell office:value-type="float" office:value="11130">
            <text:p>11130</text:p>
          </table:table-cell>
          <table:table-cell office:value-type="float" office:value="17923">
            <text:p>17923</text:p>
          </table:table-cell>
          <table:table-cell office:value-type="float" office:value="528">
            <text:p>528</text:p>
          </table:table-cell>
          <table:table-cell office:value-type="float" office:value="519.25">
            <text:p>519.25</text:p>
          </table:table-cell>
          <table:table-cell office:value-type="float" office:value="465.5">
            <text:p>465.5</text:p>
          </table:table-cell>
          <table:table-cell office:value-type="float" office:value="0.0845882729894265">
            <text:p>0.084588273</text:p>
          </table:table-cell>
          <table:table-cell office:value-type="float" office:value="0.0466531895777179">
            <text:p>0.0466531896</text:p>
          </table:table-cell>
          <table:table-cell office:value-type="float" office:value="0.0259722144730235">
            <text:p>0.0259722145</text:p>
          </table:table-cell>
          <table:table-cell office:value-type="float" office:value="1.31008310028057">
            <text:p>1.3100831003</text:p>
          </table:table-cell>
          <table:table-cell office:value-type="float" office:value="1.16755214291365">
            <text:p>1.1675521429</text:p>
          </table:table-cell>
          <table:table-cell office:value-type="float" office:value="1.09222488026786">
            <text:p>1.0922248803</text:p>
          </table:table-cell>
          <table:table-cell office:value-type="float" office:value="8.53624874823207">
            <text:p>8.5362487482</text:p>
          </table:table-cell>
          <table:table-cell office:value-type="float" office:value="15.2013844802098">
            <text:p>15.2013844802</text:p>
          </table:table-cell>
          <table:table-cell office:value-type="float" office:value="27.0331202926575">
            <text:p>27.033120292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0">
            <text:p>70</text:p>
          </table:table-cell>
          <table:table-cell office:value-type="float" office:value="6864">
            <text:p>6864</text:p>
          </table:table-cell>
          <table:table-cell office:value-type="float" office:value="11956">
            <text:p>11956</text:p>
          </table:table-cell>
          <table:table-cell office:value-type="float" office:value="17805">
            <text:p>17805</text:p>
          </table:table-cell>
          <table:table-cell office:value-type="float" office:value="492.25">
            <text:p>492.25</text:p>
          </table:table-cell>
          <table:table-cell office:value-type="float" office:value="89.5">
            <text:p>89.5</text:p>
          </table:table-cell>
          <table:table-cell office:value-type="float" office:value="595">
            <text:p>595</text:p>
          </table:table-cell>
          <table:table-cell office:value-type="float" office:value="0.0717147435897436">
            <text:p>0.0717147436</text:p>
          </table:table-cell>
          <table:table-cell office:value-type="float" office:value="0.00748578119772499">
            <text:p>0.0074857812</text:p>
          </table:table-cell>
          <table:table-cell office:value-type="float" office:value="0.0334175793316484">
            <text:p>0.0334175793</text:p>
          </table:table-cell>
          <table:table-cell office:value-type="float" office:value="1.26108189128246">
            <text:p>1.2610818913</text:p>
          </table:table-cell>
          <table:table-cell office:value-type="float" office:value="1.02631006655551">
            <text:p>1.0263100666</text:p>
          </table:table-cell>
          <table:table-cell office:value-type="float" office:value="1.11915032749321">
            <text:p>1.1191503275</text:p>
          </table:table-cell>
          <table:table-cell office:value-type="float" office:value="10.0079105213262">
            <text:p>10.0079105213</text:p>
          </table:table-cell>
          <table:table-cell office:value-type="float" office:value="0">
            <text:p>0</text:p>
          </table:table-cell>
          <table:table-cell office:value-type="float" office:value="21.0866674217534">
            <text:p>21.086667421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438">
            <text:p>7438</text:p>
          </table:table-cell>
          <table:table-cell office:value-type="float" office:value="12058">
            <text:p>12058</text:p>
          </table:table-cell>
          <table:table-cell office:value-type="float" office:value="17838">
            <text:p>17838</text:p>
          </table:table-cell>
          <table:table-cell office:value-type="float" office:value="464.625">
            <text:p>464.625</text:p>
          </table:table-cell>
          <table:table-cell office:value-type="float" office:value="97.75">
            <text:p>97.75</text:p>
          </table:table-cell>
          <table:table-cell office:value-type="float" office:value="364.5">
            <text:p>364.5</text:p>
          </table:table-cell>
          <table:table-cell office:value-type="float" office:value="0.0624663888141974">
            <text:p>0.0624663888</text:p>
          </table:table-cell>
          <table:table-cell office:value-type="float" office:value="0.00810665118593465">
            <text:p>0.0081066512</text:p>
          </table:table-cell>
          <table:table-cell office:value-type="float" office:value="0.0204339051463169">
            <text:p>0.0204339051</text:p>
          </table:table-cell>
          <table:table-cell office:value-type="float" office:value="1.2262803783234">
            <text:p>1.2262803783</text:p>
          </table:table-cell>
          <table:table-cell office:value-type="float" office:value="1.02850208602593">
            <text:p>1.028502086</text:p>
          </table:table-cell>
          <table:table-cell office:value-type="float" office:value="1.07233705519199">
            <text:p>1.0723370552</text:p>
          </table:table-cell>
          <table:table-cell office:value-type="float" office:value="11.4393960739871">
            <text:p>11.439396074</text:p>
          </table:table-cell>
          <table:table-cell office:value-type="float" office:value="0">
            <text:p>0</text:p>
          </table:table-cell>
          <table:table-cell office:value-type="float" office:value="34.2668301714">
            <text:p>34.266830171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224">
            <text:p>224</text:p>
          </table:table-cell>
          <table:table-cell office:value-type="float" office:value="8034">
            <text:p>8034</text:p>
          </table:table-cell>
          <table:table-cell office:value-type="float" office:value="11648">
            <text:p>11648</text:p>
          </table:table-cell>
          <table:table-cell office:value-type="float" office:value="17411">
            <text:p>17411</text:p>
          </table:table-cell>
          <table:table-cell office:value-type="float" office:value="396.125">
            <text:p>396.125</text:p>
          </table:table-cell>
          <table:table-cell office:value-type="float" office:value="214.625">
            <text:p>214.625</text:p>
          </table:table-cell>
          <table:table-cell office:value-type="float" office:value="358.875">
            <text:p>358.875</text:p>
          </table:table-cell>
          <table:table-cell office:value-type="float" office:value="0.049306074184715">
            <text:p>0.0493060742</text:p>
          </table:table-cell>
          <table:table-cell office:value-type="float" office:value="0.0184259100274725">
            <text:p>0.01842591</text:p>
          </table:table-cell>
          <table:table-cell office:value-type="float" office:value="0.020611969444604">
            <text:p>0.0206119694</text:p>
          </table:table-cell>
          <table:table-cell office:value-type="float" office:value="1.17733619399146">
            <text:p>1.177336194</text:p>
          </table:table-cell>
          <table:table-cell office:value-type="float" office:value="1.06515613285042">
            <text:p>1.0651561329</text:p>
          </table:table-cell>
          <table:table-cell office:value-type="float" office:value="1.07297460549351">
            <text:p>1.0729746055</text:p>
          </table:table-cell>
          <table:table-cell office:value-type="float" office:value="14.4018421199151">
            <text:p>14.4018421199</text:p>
          </table:table-cell>
          <table:table-cell office:value-type="float" office:value="0">
            <text:p>0</text:p>
          </table:table-cell>
          <table:table-cell office:value-type="float" office:value="33.9737770263532">
            <text:p>33.973777026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48">
            <text:p>248</text:p>
          </table:table-cell>
          <table:table-cell office:value-type="float" office:value="180">
            <text:p>180</text:p>
          </table:table-cell>
          <table:table-cell office:value-type="float" office:value="8921">
            <text:p>8921</text:p>
          </table:table-cell>
          <table:table-cell office:value-type="float" office:value="12378">
            <text:p>12378</text:p>
          </table:table-cell>
          <table:table-cell office:value-type="float" office:value="19597">
            <text:p>19597</text:p>
          </table:table-cell>
          <table:table-cell office:value-type="float" office:value="415.5">
            <text:p>415.5</text:p>
          </table:table-cell>
          <table:table-cell office:value-type="float" office:value="244.75">
            <text:p>244.75</text:p>
          </table:table-cell>
          <table:table-cell office:value-type="float" office:value="97.75">
            <text:p>97.75</text:p>
          </table:table-cell>
          <table:table-cell office:value-type="float" office:value="0.0465754960206255">
            <text:p>0.046575496</text:p>
          </table:table-cell>
          <table:table-cell office:value-type="float" office:value="0.0197729843270318">
            <text:p>0.0197729843</text:p>
          </table:table-cell>
          <table:table-cell office:value-type="float" office:value="0.00498800836862785">
            <text:p>0.0049880084</text:p>
          </table:table-cell>
          <table:table-cell office:value-type="float" office:value="1.16726601865814">
            <text:p>1.1672660187</text:p>
          </table:table-cell>
          <table:table-cell office:value-type="float" office:value="1.06997174812664">
            <text:p>1.0699717481</text:p>
          </table:table-cell>
          <table:table-cell office:value-type="float" office:value="1.01750679453607">
            <text:p>1.0175067945</text:p>
          </table:table-cell>
          <table:table-cell office:value-type="float" office:value="15.2261727811395">
            <text:p>15.22617278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9554">
            <text:p>9554</text:p>
          </table:table-cell>
          <table:table-cell office:value-type="float" office:value="12585">
            <text:p>12585</text:p>
          </table:table-cell>
          <table:table-cell office:value-type="float" office:value="19718">
            <text:p>19718</text:p>
          </table:table-cell>
          <table:table-cell office:value-type="float" office:value="117.5">
            <text:p>117.5</text:p>
          </table:table-cell>
          <table:table-cell office:value-type="float" office:value="169.25">
            <text:p>169.25</text:p>
          </table:table-cell>
          <table:table-cell office:value-type="float" office:value="101.5">
            <text:p>101.5</text:p>
          </table:table-cell>
          <table:table-cell office:value-type="float" office:value="0.0122985137115344">
            <text:p>0.0122985137</text:p>
          </table:table-cell>
          <table:table-cell office:value-type="float" office:value="0.0134485498609456">
            <text:p>0.0134485499</text:p>
          </table:table-cell>
          <table:table-cell office:value-type="float" office:value="0.00514758089055685">
            <text:p>0.0051475809</text:p>
          </table:table-cell>
          <table:table-cell office:value-type="float" office:value="1.04334125473182">
            <text:p>1.0433412547</text:p>
          </table:table-cell>
          <table:table-cell office:value-type="float" office:value="1.0474244169603">
            <text:p>1.047424417</text:p>
          </table:table-cell>
          <table:table-cell office:value-type="float" office:value="1.01806846839144">
            <text:p>1.01806846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35">
            <text:p>235</text:p>
          </table:table-cell>
          <table:table-cell office:value-type="float" office:value="9072">
            <text:p>9072</text:p>
          </table:table-cell>
          <table:table-cell office:value-type="float" office:value="12270">
            <text:p>12270</text:p>
          </table:table-cell>
          <table:table-cell office:value-type="float" office:value="18895">
            <text:p>18895</text:p>
          </table:table-cell>
          <table:table-cell office:value-type="float" office:value="122.25">
            <text:p>122.25</text:p>
          </table:table-cell>
          <table:table-cell office:value-type="float" office:value="199.875">
            <text:p>199.875</text:p>
          </table:table-cell>
          <table:table-cell office:value-type="float" office:value="218">
            <text:p>218</text:p>
          </table:table-cell>
          <table:table-cell office:value-type="float" office:value="0.0134755291005291">
            <text:p>0.0134755291</text:p>
          </table:table-cell>
          <table:table-cell office:value-type="float" office:value="0.0162897310513447">
            <text:p>0.0162897311</text:p>
          </table:table-cell>
          <table:table-cell office:value-type="float" office:value="0.0115374437681926">
            <text:p>0.0115374438</text:p>
          </table:table-cell>
          <table:table-cell office:value-type="float" office:value="1.04752026802555">
            <text:p>1.047520268</text:p>
          </table:table-cell>
          <table:table-cell office:value-type="float" office:value="1.05753415514165">
            <text:p>1.0575341551</text:p>
          </table:table-cell>
          <table:table-cell office:value-type="float" office:value="1.04064195390173">
            <text:p>1.0406419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266">
            <text:p>266</text:p>
          </table:table-cell>
          <table:table-cell office:value-type="float" office:value="8863">
            <text:p>8863</text:p>
          </table:table-cell>
          <table:table-cell office:value-type="float" office:value="12057">
            <text:p>12057</text:p>
          </table:table-cell>
          <table:table-cell office:value-type="float" office:value="19333">
            <text:p>19333</text:p>
          </table:table-cell>
          <table:table-cell office:value-type="float" office:value="165.25">
            <text:p>165.25</text:p>
          </table:table-cell>
          <table:table-cell office:value-type="float" office:value="304.875">
            <text:p>304.875</text:p>
          </table:table-cell>
          <table:table-cell office:value-type="float" office:value="298.25">
            <text:p>298.25</text:p>
          </table:table-cell>
          <table:table-cell office:value-type="float" office:value="0.0186449283538305">
            <text:p>0.0186449284</text:p>
          </table:table-cell>
          <table:table-cell office:value-type="float" office:value="0.0252861408310525">
            <text:p>0.0252861408</text:p>
          </table:table-cell>
          <table:table-cell office:value-type="float" office:value="0.0154269901205193">
            <text:p>0.0154269901</text:p>
          </table:table-cell>
          <table:table-cell office:value-type="float" office:value="1.06593861061091">
            <text:p>1.0659386106</text:p>
          </table:table-cell>
          <table:table-cell office:value-type="float" office:value="1.08975469518821">
            <text:p>1.0897546952</text:p>
          </table:table-cell>
          <table:table-cell office:value-type="float" office:value="1.05446092978921">
            <text:p>1.0544609298</text:p>
          </table:table-cell>
          <table:table-cell office:value-type="float" office:value="0">
            <text:p>0</text:p>
          </table:table-cell>
          <table:table-cell office:value-type="float" office:value="27.7572691263675">
            <text:p>27.75726912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9435">
            <text:p>9435</text:p>
          </table:table-cell>
          <table:table-cell office:value-type="float" office:value="13636">
            <text:p>13636</text:p>
          </table:table-cell>
          <table:table-cell office:value-type="float" office:value="19371">
            <text:p>19371</text:p>
          </table:table-cell>
          <table:table-cell office:value-type="float" office:value="167.5">
            <text:p>167.5</text:p>
          </table:table-cell>
          <table:table-cell office:value-type="float" office:value="165.5">
            <text:p>165.5</text:p>
          </table:table-cell>
          <table:table-cell office:value-type="float" office:value="246.875">
            <text:p>246.875</text:p>
          </table:table-cell>
          <table:table-cell office:value-type="float" office:value="0.0177530471648119">
            <text:p>0.0177530472</text:p>
          </table:table-cell>
          <table:table-cell office:value-type="float" office:value="0.0121369903197419">
            <text:p>0.0121369903</text:p>
          </table:table-cell>
          <table:table-cell office:value-type="float" office:value="0.0127445666202055">
            <text:p>0.0127445666</text:p>
          </table:table-cell>
          <table:table-cell office:value-type="float" office:value="1.06275339961677">
            <text:p>1.0627533996</text:p>
          </table:table-cell>
          <table:table-cell office:value-type="float" office:value="1.04276818692578">
            <text:p>1.0427681869</text:p>
          </table:table-cell>
          <table:table-cell office:value-type="float" office:value="1.04492433416826">
            <text:p>1.04492433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9346">
            <text:p>9346</text:p>
          </table:table-cell>
          <table:table-cell office:value-type="float" office:value="13713">
            <text:p>13713</text:p>
          </table:table-cell>
          <table:table-cell office:value-type="float" office:value="19028">
            <text:p>19028</text:p>
          </table:table-cell>
          <table:table-cell office:value-type="float" office:value="89.5">
            <text:p>89.5</text:p>
          </table:table-cell>
          <table:table-cell office:value-type="float" office:value="108.25">
            <text:p>108.25</text:p>
          </table:table-cell>
          <table:table-cell office:value-type="float" office:value="158.875">
            <text:p>158.875</text:p>
          </table:table-cell>
          <table:table-cell office:value-type="float" office:value="0.00957628932163492">
            <text:p>0.0095762893</text:p>
          </table:table-cell>
          <table:table-cell office:value-type="float" office:value="0.00789396922628163">
            <text:p>0.0078939692</text:p>
          </table:table-cell>
          <table:table-cell office:value-type="float" office:value="0.00834953752364936">
            <text:p>0.0083495375</text:p>
          </table:table-cell>
          <table:table-cell office:value-type="float" office:value="1.03369675504738">
            <text:p>1.033696755</text:p>
          </table:table-cell>
          <table:table-cell office:value-type="float" office:value="1.02775102920227">
            <text:p>1.0277510292</text:p>
          </table:table-cell>
          <table:table-cell office:value-type="float" office:value="1.02936002229542">
            <text:p>1.02936002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3">
            <text:p>263</text:p>
          </table:table-cell>
          <table:table-cell office:value-type="float" office:value="8963">
            <text:p>8963</text:p>
          </table:table-cell>
          <table:table-cell office:value-type="float" office:value="13382">
            <text:p>13382</text:p>
          </table:table-cell>
          <table:table-cell office:value-type="float" office:value="18733">
            <text:p>18733</text:p>
          </table:table-cell>
          <table:table-cell office:value-type="float" office:value="89.25">
            <text:p>89.25</text:p>
          </table:table-cell>
          <table:table-cell office:value-type="float" office:value="200.25">
            <text:p>200.25</text:p>
          </table:table-cell>
          <table:table-cell office:value-type="float" office:value="283.625">
            <text:p>283.625</text:p>
          </table:table-cell>
          <table:table-cell office:value-type="float" office:value="0.00995760348097735">
            <text:p>0.0099576035</text:p>
          </table:table-cell>
          <table:table-cell office:value-type="float" office:value="0.0149641309221342">
            <text:p>0.0149641309</text:p>
          </table:table-cell>
          <table:table-cell office:value-type="float" office:value="0.0151403939571879">
            <text:p>0.015140394</text:p>
          </table:table-cell>
          <table:table-cell office:value-type="float" office:value="1.03504595376291">
            <text:p>1.0350459538</text:p>
          </table:table-cell>
          <table:table-cell office:value-type="float" office:value="1.05281335164741">
            <text:p>1.0528133516</text:p>
          </table:table-cell>
          <table:table-cell office:value-type="float" office:value="1.05344067264735">
            <text:p>1.05344067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71">
            <text:p>171</text:p>
          </table:table-cell>
          <table:table-cell office:value-type="float" office:value="9356">
            <text:p>9356</text:p>
          </table:table-cell>
          <table:table-cell office:value-type="float" office:value="13754">
            <text:p>13754</text:p>
          </table:table-cell>
          <table:table-cell office:value-type="float" office:value="19900">
            <text:p>19900</text:p>
          </table:table-cell>
          <table:table-cell office:value-type="float" office:value="178.875">
            <text:p>178.875</text:p>
          </table:table-cell>
          <table:table-cell office:value-type="float" office:value="254.25">
            <text:p>254.25</text:p>
          </table:table-cell>
          <table:table-cell office:value-type="float" office:value="316.5">
            <text:p>316.5</text:p>
          </table:table-cell>
          <table:table-cell office:value-type="float" office:value="0.0191187473279179">
            <text:p>0.0191187473</text:p>
          </table:table-cell>
          <table:table-cell office:value-type="float" office:value="0.0184855314817508">
            <text:p>0.0184855315</text:p>
          </table:table-cell>
          <table:table-cell office:value-type="float" office:value="0.0159045226130653">
            <text:p>0.0159045226</text:p>
          </table:table-cell>
          <table:table-cell office:value-type="float" office:value="1.06763204758651">
            <text:p>1.0676320476</text:p>
          </table:table-cell>
          <table:table-cell office:value-type="float" office:value="1.06536912133949">
            <text:p>1.0653691213</text:p>
          </table:table-cell>
          <table:table-cell office:value-type="float" office:value="1.05616161867125">
            <text:p>1.05616161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311">
            <text:p>311</text:p>
          </table:table-cell>
          <table:table-cell office:value-type="float" office:value="10298">
            <text:p>10298</text:p>
          </table:table-cell>
          <table:table-cell office:value-type="float" office:value="13803">
            <text:p>13803</text:p>
          </table:table-cell>
          <table:table-cell office:value-type="float" office:value="20805">
            <text:p>20805</text:p>
          </table:table-cell>
          <table:table-cell office:value-type="float" office:value="135">
            <text:p>135</text:p>
          </table:table-cell>
          <table:table-cell office:value-type="float" office:value="257.75">
            <text:p>257.75</text:p>
          </table:table-cell>
          <table:table-cell office:value-type="float" office:value="332.75">
            <text:p>332.75</text:p>
          </table:table-cell>
          <table:table-cell office:value-type="float" office:value="0.013109341619732">
            <text:p>0.0131093416</text:p>
          </table:table-cell>
          <table:table-cell office:value-type="float" office:value="0.0186734767804101">
            <text:p>0.0186734768</text:p>
          </table:table-cell>
          <table:table-cell office:value-type="float" office:value="0.0159937515020428">
            <text:p>0.0159937515</text:p>
          </table:table-cell>
          <table:table-cell office:value-type="float" office:value="1.04621953115096">
            <text:p>1.0462195312</text:p>
          </table:table-cell>
          <table:table-cell office:value-type="float" office:value="1.06604061825217">
            <text:p>1.0660406183</text:p>
          </table:table-cell>
          <table:table-cell office:value-type="float" office:value="1.05647949842788">
            <text:p>1.05647949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10294">
            <text:p>10294</text:p>
          </table:table-cell>
          <table:table-cell office:value-type="float" office:value="13730">
            <text:p>13730</text:p>
          </table:table-cell>
          <table:table-cell office:value-type="float" office:value="20126">
            <text:p>20126</text:p>
          </table:table-cell>
          <table:table-cell office:value-type="float" office:value="27.125">
            <text:p>27.125</text:p>
          </table:table-cell>
          <table:table-cell office:value-type="float" office:value="132.625">
            <text:p>132.625</text:p>
          </table:table-cell>
          <table:table-cell office:value-type="float" office:value="513.625">
            <text:p>513.625</text:p>
          </table:table-cell>
          <table:table-cell office:value-type="float" office:value="0.00263503011462988">
            <text:p>0.0026350301</text:p>
          </table:table-cell>
          <table:table-cell office:value-type="float" office:value="0.00965950473415878">
            <text:p>0.0096595047</text:p>
          </table:table-cell>
          <table:table-cell office:value-type="float" office:value="0.0255204710324953">
            <text:p>0.025520471</text:p>
          </table:table-cell>
          <table:table-cell office:value-type="float" office:value="1.00923621443327">
            <text:p>1.0092362144</text:p>
          </table:table-cell>
          <table:table-cell office:value-type="float" office:value="1.03399114639171">
            <text:p>1.0339911464</text:p>
          </table:table-cell>
          <table:table-cell office:value-type="float" office:value="1.09059818571951">
            <text:p>1.0905981857</text:p>
          </table:table-cell>
          <table:table-cell table:number-columns-repeated="2" office:value-type="float" office:value="0">
            <text:p>0</text:p>
          </table:table-cell>
          <table:table-cell office:value-type="float" office:value="27.505556347984">
            <text:p>27.50555634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239">
            <text:p>239</text:p>
          </table:table-cell>
          <table:table-cell table:number-columns-repeated="2" office:value-type="float" office:value="340">
            <text:p>340</text:p>
          </table:table-cell>
          <table:table-cell office:value-type="float" office:value="10201">
            <text:p>10201</text:p>
          </table:table-cell>
          <table:table-cell office:value-type="float" office:value="13468">
            <text:p>13468</text:p>
          </table:table-cell>
          <table:table-cell office:value-type="float" office:value="21331">
            <text:p>21331</text:p>
          </table:table-cell>
          <table:table-cell office:value-type="float" office:value="110.875">
            <text:p>110.875</text:p>
          </table:table-cell>
          <table:table-cell office:value-type="float" office:value="164">
            <text:p>164</text:p>
          </table:table-cell>
          <table:table-cell office:value-type="float" office:value="800.75">
            <text:p>800.75</text:p>
          </table:table-cell>
          <table:table-cell office:value-type="float" office:value="0.0108690324477992">
            <text:p>0.0108690324</text:p>
          </table:table-cell>
          <table:table-cell office:value-type="float" office:value="0.0121770121770122">
            <text:p>0.0121770122</text:p>
          </table:table-cell>
          <table:table-cell office:value-type="float" office:value="0.0375392621067929">
            <text:p>0.0375392621</text:p>
          </table:table-cell>
          <table:table-cell office:value-type="float" office:value="1.03827315986535">
            <text:p>1.0382731599</text:p>
          </table:table-cell>
          <table:table-cell office:value-type="float" office:value="1.04291017068564">
            <text:p>1.0429101707</text:p>
          </table:table-cell>
          <table:table-cell office:value-type="float" office:value="1.13414944192484">
            <text:p>1.1341494419</text:p>
          </table:table-cell>
          <table:table-cell table:number-columns-repeated="2" office:value-type="float" office:value="0">
            <text:p>0</text:p>
          </table:table-cell>
          <table:table-cell office:value-type="float" office:value="18.8090375742415">
            <text:p>18.809037574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363">
            <text:p>363</text:p>
          </table:table-cell>
          <table:table-cell office:value-type="float" office:value="10294">
            <text:p>10294</text:p>
          </table:table-cell>
          <table:table-cell office:value-type="float" office:value="13966">
            <text:p>13966</text:p>
          </table:table-cell>
          <table:table-cell office:value-type="float" office:value="21948">
            <text:p>21948</text:p>
          </table:table-cell>
          <table:table-cell office:value-type="float" office:value="128">
            <text:p>128</text:p>
          </table:table-cell>
          <table:table-cell office:value-type="float" office:value="194.375">
            <text:p>194.375</text:p>
          </table:table-cell>
          <table:table-cell office:value-type="float" office:value="874.875">
            <text:p>874.875</text:p>
          </table:table-cell>
          <table:table-cell office:value-type="float" office:value="0.0124344278220323">
            <text:p>0.0124344278</text:p>
          </table:table-cell>
          <table:table-cell office:value-type="float" office:value="0.0139177287698697">
            <text:p>0.0139177288</text:p>
          </table:table-cell>
          <table:table-cell office:value-type="float" office:value="0.0398612629852378">
            <text:p>0.039861263</text:p>
          </table:table-cell>
          <table:table-cell office:value-type="float" office:value="1.04382354276783">
            <text:p>1.0438235428</text:p>
          </table:table-cell>
          <table:table-cell office:value-type="float" office:value="1.0490917089158">
            <text:p>1.0490917089</text:p>
          </table:table-cell>
          <table:table-cell office:value-type="float" office:value="1.14262870421042">
            <text:p>1.1426287042</text:p>
          </table:table-cell>
          <table:table-cell table:number-columns-repeated="2" office:value-type="float" office:value="0">
            <text:p>0</text:p>
          </table:table-cell>
          <table:table-cell office:value-type="float" office:value="17.7333078113645">
            <text:p>17.733307811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81">
            <text:p>281</text:p>
          </table:table-cell>
          <table:table-cell office:value-type="float" office:value="386">
            <text:p>386</text:p>
          </table:table-cell>
          <table:table-cell office:value-type="float" office:value="10490">
            <text:p>10490</text:p>
          </table:table-cell>
          <table:table-cell office:value-type="float" office:value="14578">
            <text:p>14578</text:p>
          </table:table-cell>
          <table:table-cell office:value-type="float" office:value="21654">
            <text:p>21654</text:p>
          </table:table-cell>
          <table:table-cell office:value-type="float" office:value="88.75">
            <text:p>88.75</text:p>
          </table:table-cell>
          <table:table-cell office:value-type="float" office:value="202.25">
            <text:p>202.25</text:p>
          </table:table-cell>
          <table:table-cell office:value-type="float" office:value="953.25">
            <text:p>953.25</text:p>
          </table:table-cell>
          <table:table-cell office:value-type="float" office:value="0.0084604385128694">
            <text:p>0.0084604385</text:p>
          </table:table-cell>
          <table:table-cell office:value-type="float" office:value="0.0138736452188229">
            <text:p>0.0138736452</text:p>
          </table:table-cell>
          <table:table-cell office:value-type="float" office:value="0.0440218897201441">
            <text:p>0.0440218897</text:p>
          </table:table-cell>
          <table:table-cell office:value-type="float" office:value="1.02975182967391">
            <text:p>1.0297518297</text:p>
          </table:table-cell>
          <table:table-cell office:value-type="float" office:value="1.04893501520793">
            <text:p>1.0489350152</text:p>
          </table:table-cell>
          <table:table-cell office:value-type="float" office:value="1.15787495049859">
            <text:p>1.1578749505</text:p>
          </table:table-cell>
          <table:table-cell table:number-columns-repeated="2" office:value-type="float" office:value="0">
            <text:p>0</text:p>
          </table:table-cell>
          <table:table-cell office:value-type="float" office:value="16.0895969632996">
            <text:p>16.089596963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10133">
            <text:p>10133</text:p>
          </table:table-cell>
          <table:table-cell office:value-type="float" office:value="14463">
            <text:p>14463</text:p>
          </table:table-cell>
          <table:table-cell office:value-type="float" office:value="22757">
            <text:p>22757</text:p>
          </table:table-cell>
          <table:table-cell office:value-type="float" office:value="30">
            <text:p>30</text:p>
          </table:table-cell>
          <table:table-cell office:value-type="float" office:value="307.5">
            <text:p>307.5</text:p>
          </table:table-cell>
          <table:table-cell office:value-type="float" office:value="1301">
            <text:p>1301</text:p>
          </table:table-cell>
          <table:table-cell office:value-type="float" office:value="0.00296062370472713">
            <text:p>0.0029606237</text:p>
          </table:table-cell>
          <table:table-cell office:value-type="float" office:value="0.0212611491391827">
            <text:p>0.0212611491</text:p>
          </table:table-cell>
          <table:table-cell office:value-type="float" office:value="0.057169222656765">
            <text:p>0.0571692227</text:p>
          </table:table-cell>
          <table:table-cell office:value-type="float" office:value="1.01037936294028">
            <text:p>1.0103793629</text:p>
          </table:table-cell>
          <table:table-cell office:value-type="float" office:value="1.07530001345407">
            <text:p>1.0753000135</text:p>
          </table:table-cell>
          <table:table-cell office:value-type="float" office:value="1.20649818653627">
            <text:p>1.2064981865</text:p>
          </table:table-cell>
          <table:table-cell office:value-type="float" office:value="0">
            <text:p>0</text:p>
          </table:table-cell>
          <table:table-cell office:value-type="float" office:value="32.9469443069207">
            <text:p>32.9469443069</text:p>
          </table:table-cell>
          <table:table-cell office:value-type="float" office:value="12.4678439411926">
            <text:p>12.467843941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97">
            <text:p>297</text:p>
          </table:table-cell>
          <table:table-cell office:value-type="float" office:value="9620">
            <text:p>9620</text:p>
          </table:table-cell>
          <table:table-cell office:value-type="float" office:value="15081">
            <text:p>15081</text:p>
          </table:table-cell>
          <table:table-cell office:value-type="float" office:value="25045">
            <text:p>25045</text:p>
          </table:table-cell>
          <table:table-cell office:value-type="float" office:value="98.5">
            <text:p>98.5</text:p>
          </table:table-cell>
          <table:table-cell office:value-type="float" office:value="581">
            <text:p>581</text:p>
          </table:table-cell>
          <table:table-cell office:value-type="float" office:value="1220">
            <text:p>1220</text:p>
          </table:table-cell>
          <table:table-cell office:value-type="float" office:value="0.0102390852390852">
            <text:p>0.0102390852</text:p>
          </table:table-cell>
          <table:table-cell office:value-type="float" office:value="0.038525296730986">
            <text:p>0.0385252967</text:p>
          </table:table-cell>
          <table:table-cell office:value-type="float" office:value="0.0487123178279098">
            <text:p>0.0487123178</text:p>
          </table:table-cell>
          <table:table-cell office:value-type="float" office:value="1.0360422825152">
            <text:p>1.0360422825</text:p>
          </table:table-cell>
          <table:table-cell office:value-type="float" office:value="1.13774756759534">
            <text:p>1.1377475676</text:p>
          </table:table-cell>
          <table:table-cell office:value-type="float" office:value="1.17514397661769">
            <text:p>1.1751439766</text:p>
          </table:table-cell>
          <table:table-cell office:value-type="float" office:value="0">
            <text:p>0</text:p>
          </table:table-cell>
          <table:table-cell office:value-type="float" office:value="18.3363912135205">
            <text:p>18.3363912135</text:p>
          </table:table-cell>
          <table:table-cell office:value-type="float" office:value="14.5732289159119">
            <text:p>14.5732289159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10380">
            <text:p>10380</text:p>
          </table:table-cell>
          <table:table-cell office:value-type="float" office:value="15520">
            <text:p>15520</text:p>
          </table:table-cell>
          <table:table-cell office:value-type="float" office:value="26796">
            <text:p>26796</text:p>
          </table:table-cell>
          <table:table-cell office:value-type="float" office:value="150.625">
            <text:p>150.625</text:p>
          </table:table-cell>
          <table:table-cell office:value-type="float" office:value="831.75">
            <text:p>831.75</text:p>
          </table:table-cell>
          <table:table-cell office:value-type="float" office:value="1354.875">
            <text:p>1354.875</text:p>
          </table:table-cell>
          <table:table-cell office:value-type="float" office:value="0.0145110789980732">
            <text:p>0.014511079</text:p>
          </table:table-cell>
          <table:table-cell office:value-type="float" office:value="0.0535921391752577">
            <text:p>0.0535921392</text:p>
          </table:table-cell>
          <table:table-cell office:value-type="float" office:value="0.0505625839677564">
            <text:p>0.050562584</text:p>
          </table:table-cell>
          <table:table-cell office:value-type="float" office:value="1.05120149646409">
            <text:p>1.0512014965</text:p>
          </table:table-cell>
          <table:table-cell office:value-type="float" office:value="1.19320183718091">
            <text:p>1.1932018372</text:p>
          </table:table-cell>
          <table:table-cell office:value-type="float" office:value="1.18197993068624">
            <text:p>1.1819799307</text:p>
          </table:table-cell>
          <table:table-cell office:value-type="float" office:value="0">
            <text:p>0</text:p>
          </table:table-cell>
          <table:table-cell office:value-type="float" office:value="13.2773054349357">
            <text:p>13.2773054349</text:p>
          </table:table-cell>
          <table:table-cell office:value-type="float" office:value="14.0524222748665">
            <text:p>14.052422274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291">
            <text:p>291</text:p>
          </table:table-cell>
          <table:table-cell office:value-type="float" office:value="10833">
            <text:p>10833</text:p>
          </table:table-cell>
          <table:table-cell office:value-type="float" office:value="16689">
            <text:p>16689</text:p>
          </table:table-cell>
          <table:table-cell office:value-type="float" office:value="28489">
            <text:p>28489</text:p>
          </table:table-cell>
          <table:table-cell office:value-type="float" office:value="85.25">
            <text:p>85.25</text:p>
          </table:table-cell>
          <table:table-cell office:value-type="float" office:value="885.5">
            <text:p>885.5</text:p>
          </table:table-cell>
          <table:table-cell office:value-type="float" office:value="1588.5">
            <text:p>1588.5</text:p>
          </table:table-cell>
          <table:table-cell office:value-type="float" office:value="0.00786947290685867">
            <text:p>0.0078694729</text:p>
          </table:table-cell>
          <table:table-cell office:value-type="float" office:value="0.0530589010725628">
            <text:p>0.0530589011</text:p>
          </table:table-cell>
          <table:table-cell office:value-type="float" office:value="0.0557583628768999">
            <text:p>0.0557583629</text:p>
          </table:table-cell>
          <table:table-cell office:value-type="float" office:value="1.02766453523752">
            <text:p>1.0276645352</text:p>
          </table:table-cell>
          <table:table-cell office:value-type="float" office:value="1.1912240378407">
            <text:p>1.1912240378</text:p>
          </table:table-cell>
          <table:table-cell office:value-type="float" office:value="1.20124790032935">
            <text:p>1.2012479003</text:p>
          </table:table-cell>
          <table:table-cell office:value-type="float" office:value="0">
            <text:p>0</text:p>
          </table:table-cell>
          <table:table-cell office:value-type="float" office:value="13.4073178929308">
            <text:p>13.4073178929</text:p>
          </table:table-cell>
          <table:table-cell office:value-type="float" office:value="12.7747081111719">
            <text:p>12.774708111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8">
            <text:p>338</text:p>
          </table:table-cell>
          <table:table-cell office:value-type="float" office:value="551">
            <text:p>551</text:p>
          </table:table-cell>
          <table:table-cell office:value-type="float" office:value="10720">
            <text:p>10720</text:p>
          </table:table-cell>
          <table:table-cell office:value-type="float" office:value="17697">
            <text:p>17697</text:p>
          </table:table-cell>
          <table:table-cell office:value-type="float" office:value="30534">
            <text:p>30534</text:p>
          </table:table-cell>
          <table:table-cell office:value-type="float" office:value="198.375">
            <text:p>198.375</text:p>
          </table:table-cell>
          <table:table-cell office:value-type="float" office:value="330.5">
            <text:p>330.5</text:p>
          </table:table-cell>
          <table:table-cell office:value-type="float" office:value="1672.5">
            <text:p>1672.5</text:p>
          </table:table-cell>
          <table:table-cell office:value-type="float" office:value="0.0185051305970149">
            <text:p>0.0185051306</text:p>
          </table:table-cell>
          <table:table-cell office:value-type="float" office:value="0.0186754817200655">
            <text:p>0.0186754817</text:p>
          </table:table-cell>
          <table:table-cell office:value-type="float" office:value="0.0547750049125565">
            <text:p>0.0547750049</text:p>
          </table:table-cell>
          <table:table-cell office:value-type="float" office:value="1.06543913921204">
            <text:p>1.0654391392</text:p>
          </table:table-cell>
          <table:table-cell office:value-type="float" office:value="1.06604778231048">
            <text:p>1.0660477823</text:p>
          </table:table-cell>
          <table:table-cell office:value-type="float" office:value="1.19759310747376">
            <text:p>1.1975931075</text:p>
          </table:table-cell>
          <table:table-cell table:number-columns-repeated="2" office:value-type="float" office:value="0">
            <text:p>0</text:p>
          </table:table-cell>
          <table:table-cell office:value-type="float" office:value="12.9979364763433">
            <text:p>12.997936476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571">
            <text:p>571</text:p>
          </table:table-cell>
          <table:table-cell office:value-type="float" office:value="11058">
            <text:p>11058</text:p>
          </table:table-cell>
          <table:table-cell office:value-type="float" office:value="18252">
            <text:p>18252</text:p>
          </table:table-cell>
          <table:table-cell office:value-type="float" office:value="31601">
            <text:p>31601</text:p>
          </table:table-cell>
          <table:table-cell office:value-type="float" office:value="441.25">
            <text:p>441.25</text:p>
          </table:table-cell>
          <table:table-cell office:value-type="float" office:value="559">
            <text:p>559</text:p>
          </table:table-cell>
          <table:table-cell office:value-type="float" office:value="1016.625">
            <text:p>1016.625</text:p>
          </table:table-cell>
          <table:table-cell office:value-type="float" office:value="0.0399032374751311">
            <text:p>0.0399032375</text:p>
          </table:table-cell>
          <table:table-cell office:value-type="float" office:value="0.0306267806267806">
            <text:p>0.0306267806</text:p>
          </table:table-cell>
          <table:table-cell office:value-type="float" office:value="0.0321706591563558">
            <text:p>0.0321706592</text:p>
          </table:table-cell>
          <table:table-cell office:value-type="float" office:value="1.14278217715051">
            <text:p>1.1427821772</text:p>
          </table:table-cell>
          <table:table-cell office:value-type="float" office:value="1.10903221158919">
            <text:p>1.1090322116</text:p>
          </table:table-cell>
          <table:table-cell office:value-type="float" office:value="1.11462581161593">
            <text:p>1.1146258116</text:p>
          </table:table-cell>
          <table:table-cell office:value-type="float" office:value="17.7150138797977">
            <text:p>17.7150138798</text:p>
          </table:table-cell>
          <table:table-cell office:value-type="float" office:value="22.9768925246307">
            <text:p>22.9768925246</text:p>
          </table:table-cell>
          <table:table-cell office:value-type="float" office:value="21.8906873898607">
            <text:p>21.890687389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11499">
            <text:p>11499</text:p>
          </table:table-cell>
          <table:table-cell office:value-type="float" office:value="19223">
            <text:p>19223</text:p>
          </table:table-cell>
          <table:table-cell office:value-type="float" office:value="32787">
            <text:p>32787</text:p>
          </table:table-cell>
          <table:table-cell office:value-type="float" office:value="465.5">
            <text:p>465.5</text:p>
          </table:table-cell>
          <table:table-cell office:value-type="float" office:value="974.875">
            <text:p>974.875</text:p>
          </table:table-cell>
          <table:table-cell office:value-type="float" office:value="326.75">
            <text:p>326.75</text:p>
          </table:table-cell>
          <table:table-cell office:value-type="float" office:value="0.0404817810244369">
            <text:p>0.040481781</text:p>
          </table:table-cell>
          <table:table-cell office:value-type="float" office:value="0.0507139884513343">
            <text:p>0.0507139885</text:p>
          </table:table-cell>
          <table:table-cell office:value-type="float" office:value="0.00996584011955958">
            <text:p>0.0099658401</text:p>
          </table:table-cell>
          <table:table-cell office:value-type="float" office:value="1.14489823179155">
            <text:p>1.1448982318</text:p>
          </table:table-cell>
          <table:table-cell office:value-type="float" office:value="1.18253990048397">
            <text:p>1.1825399005</text:p>
          </table:table-cell>
          <table:table-cell office:value-type="float" office:value="1.03507510363826">
            <text:p>1.0350751036</text:p>
          </table:table-cell>
          <table:table-cell office:value-type="float" office:value="17.4667291744926">
            <text:p>17.4667291745</text:p>
          </table:table-cell>
          <table:table-cell office:value-type="float" office:value="14.0114872103076">
            <text:p>14.01148721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9689">
            <text:p>19689</text:p>
          </table:table-cell>
          <table:table-cell office:value-type="float" office:value="34313">
            <text:p>34313</text:p>
          </table:table-cell>
          <table:table-cell office:value-type="float" office:value="494.625">
            <text:p>494.625</text:p>
          </table:table-cell>
          <table:table-cell office:value-type="float" office:value="876.5">
            <text:p>876.5</text:p>
          </table:table-cell>
          <table:table-cell office:value-type="float" office:value="-67.5">
            <text:p>-67.5</text:p>
          </table:table-cell>
          <table:table-cell office:value-type="float" office:value="0.0440057829181495">
            <text:p>0.0440057829</text:p>
          </table:table-cell>
          <table:table-cell office:value-type="float" office:value="0.0445172431306821">
            <text:p>0.0445172431</text:p>
          </table:table-cell>
          <table:table-cell office:value-type="float" office:value="-0.00196718444904264">
            <text:p>-0.0019671844</text:p>
          </table:table-cell>
          <table:table-cell office:value-type="float" office:value="1.15781579771679">
            <text:p>1.1578157977</text:p>
          </table:table-cell>
          <table:table-cell office:value-type="float" office:value="1.15969464943186">
            <text:p>1.1596946494</text:p>
          </table:table-cell>
          <table:table-cell office:value-type="float" office:value="0.993122439265078">
            <text:p>0.9931224393</text:p>
          </table:table-cell>
          <table:table-cell office:value-type="float" office:value="16.0953609569061">
            <text:p>16.0953609569</text:p>
          </table:table-cell>
          <table:table-cell office:value-type="float" office:value="15.9143657038973">
            <text:p>15.91436570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table:number-columns-repeated="2" office:value-type="float" office:value="727">
            <text:p>727</text:p>
          </table:table-cell>
          <table:table-cell office:value-type="float" office:value="11720">
            <text:p>11720</text:p>
          </table:table-cell>
          <table:table-cell office:value-type="float" office:value="20763">
            <text:p>20763</text:p>
          </table:table-cell>
          <table:table-cell office:value-type="float" office:value="36137">
            <text:p>36137</text:p>
          </table:table-cell>
          <table:table-cell office:value-type="float" office:value="628.125">
            <text:p>628.125</text:p>
          </table:table-cell>
          <table:table-cell office:value-type="float" office:value="1085.625">
            <text:p>1085.625</text:p>
          </table:table-cell>
          <table:table-cell office:value-type="float" office:value="-249.375">
            <text:p>-249.375</text:p>
          </table:table-cell>
          <table:table-cell office:value-type="float" office:value="0.0535942832764505">
            <text:p>0.0535942833</text:p>
          </table:table-cell>
          <table:table-cell office:value-type="float" office:value="0.0522865192891201">
            <text:p>0.0522865193</text:p>
          </table:table-cell>
          <table:table-cell office:value-type="float" office:value="-0.00690082187231923">
            <text:p>-0.0069008219</text:p>
          </table:table-cell>
          <table:table-cell office:value-type="float" office:value="1.19320979197941">
            <text:p>1.193209792</text:p>
          </table:table-cell>
          <table:table-cell office:value-type="float" office:value="1.18836122250669">
            <text:p>1.1883612225</text:p>
          </table:table-cell>
          <table:table-cell office:value-type="float" office:value="0.975940461278209">
            <text:p>0.9759404613</text:p>
          </table:table-cell>
          <table:table-cell office:value-type="float" office:value="13.2767878879104">
            <text:p>13.2767878879</text:p>
          </table:table-cell>
          <table:table-cell office:value-type="float" office:value="13.6003390247326">
            <text:p>13.6003390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13150">
            <text:p>13150</text:p>
          </table:table-cell>
          <table:table-cell office:value-type="float" office:value="21817">
            <text:p>21817</text:p>
          </table:table-cell>
          <table:table-cell office:value-type="float" office:value="33090">
            <text:p>33090</text:p>
          </table:table-cell>
          <table:table-cell office:value-type="float" office:value="647">
            <text:p>647</text:p>
          </table:table-cell>
          <table:table-cell office:value-type="float" office:value="1055.375">
            <text:p>1055.375</text:p>
          </table:table-cell>
          <table:table-cell office:value-type="float" office:value="-220.75">
            <text:p>-220.75</text:p>
          </table:table-cell>
          <table:table-cell office:value-type="float" office:value="0.0492015209125475">
            <text:p>0.0492015209</text:p>
          </table:table-cell>
          <table:table-cell office:value-type="float" office:value="0.0483739744236146">
            <text:p>0.0483739744</text:p>
          </table:table-cell>
          <table:table-cell office:value-type="float" office:value="-0.00667119975823512">
            <text:p>-0.0066711998</text:p>
          </table:table-cell>
          <table:table-cell office:value-type="float" office:value="1.17695007092773">
            <text:p>1.1769500709</text:p>
          </table:table-cell>
          <table:table-cell office:value-type="float" office:value="1.17389539162966">
            <text:p>1.1738953916</text:p>
          </table:table-cell>
          <table:table-cell office:value-type="float" office:value="0.976738030462357">
            <text:p>0.9767380305</text:p>
          </table:table-cell>
          <table:table-cell office:value-type="float" office:value="14.4317212394761">
            <text:p>14.4317212395</text:p>
          </table:table-cell>
          <table:table-cell office:value-type="float" office:value="14.6727726497317">
            <text:p>14.6727726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14104">
            <text:p>14104</text:p>
          </table:table-cell>
          <table:table-cell office:value-type="float" office:value="21497">
            <text:p>21497</text:p>
          </table:table-cell>
          <table:table-cell office:value-type="float" office:value="31791">
            <text:p>31791</text:p>
          </table:table-cell>
          <table:table-cell office:value-type="float" office:value="645.125">
            <text:p>645.125</text:p>
          </table:table-cell>
          <table:table-cell office:value-type="float" office:value="-266.5">
            <text:p>-266.5</text:p>
          </table:table-cell>
          <table:table-cell office:value-type="float" office:value="393.875">
            <text:p>393.875</text:p>
          </table:table-cell>
          <table:table-cell office:value-type="float" office:value="0.0457405700510493">
            <text:p>0.0457405701</text:p>
          </table:table-cell>
          <table:table-cell office:value-type="float" office:value="-0.0123970786621389">
            <text:p>-0.0123970787</text:p>
          </table:table-cell>
          <table:table-cell office:value-type="float" office:value="0.0123895127551823">
            <text:p>0.0123895128</text:p>
          </table:table-cell>
          <table:table-cell office:value-type="float" office:value="1.16419270668592">
            <text:p>1.1641927067</text:p>
          </table:table-cell>
          <table:table-cell office:value-type="float" office:value="0.95691145229885">
            <text:p>0.9569114523</text:p>
          </table:table-cell>
          <table:table-cell office:value-type="float" office:value="1.04366415469471">
            <text:p>1.0436641547</text:p>
          </table:table-cell>
          <table:table-cell office:value-type="float" office:value="15.4978717904642">
            <text:p>15.49787179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552">
            <text:p>13552</text:p>
          </table:table-cell>
          <table:table-cell office:value-type="float" office:value="20440">
            <text:p>20440</text:p>
          </table:table-cell>
          <table:table-cell office:value-type="float" office:value="33127">
            <text:p>33127</text:p>
          </table:table-cell>
          <table:table-cell office:value-type="float" office:value="-1078.25">
            <text:p>-1078.25</text:p>
          </table:table-cell>
          <table:table-cell office:value-type="float" office:value="-350.5">
            <text:p>-350.5</text:p>
          </table:table-cell>
          <table:table-cell office:value-type="float" office:value="-139.5">
            <text:p>-139.5</text:p>
          </table:table-cell>
          <table:table-cell office:value-type="float" office:value="-0.0795639020070838">
            <text:p>-0.079563902</text:p>
          </table:table-cell>
          <table:table-cell office:value-type="float" office:value="-0.0171477495107632">
            <text:p>-0.0171477495</text:p>
          </table:table-cell>
          <table:table-cell office:value-type="float" office:value="-0.00421106650164518">
            <text:p>-0.0042110665</text:p>
          </table:table-cell>
          <table:table-cell office:value-type="float" office:value="0.733933955400289">
            <text:p>0.7339339554</text:p>
          </table:table-cell>
          <table:table-cell office:value-type="float" office:value="0.940559205526365">
            <text:p>0.9405592055</text:p>
          </table:table-cell>
          <table:table-cell office:value-type="float" office:value="0.985296024083161">
            <text:p>0.9852960241</text:p>
          </table:table-cell>
          <table:table-cell office:value-type="float" office:value="-8.36046792279913">
            <text:p>-8.36046792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63">
            <text:p>463</text:p>
          </table:table-cell>
          <table:table-cell table:number-columns-repeated="2" office:value-type="float" office:value="847">
            <text:p>847</text:p>
          </table:table-cell>
          <table:table-cell office:value-type="float" office:value="12540">
            <text:p>12540</text:p>
          </table:table-cell>
          <table:table-cell office:value-type="float" office:value="20980">
            <text:p>20980</text:p>
          </table:table-cell>
          <table:table-cell office:value-type="float" office:value="35328">
            <text:p>35328</text:p>
          </table:table-cell>
          <table:table-cell office:value-type="float" office:value="-1076.375">
            <text:p>-1076.375</text:p>
          </table:table-cell>
          <table:table-cell office:value-type="float" office:value="1138.875">
            <text:p>1138.875</text:p>
          </table:table-cell>
          <table:table-cell office:value-type="float" office:value="-193.75">
            <text:p>-193.75</text:p>
          </table:table-cell>
          <table:table-cell office:value-type="float" office:value="-0.085835326953748">
            <text:p>-0.085835327</text:p>
          </table:table-cell>
          <table:table-cell office:value-type="float" office:value="0.0542838417540515">
            <text:p>0.0542838418</text:p>
          </table:table-cell>
          <table:table-cell office:value-type="float" office:value="-0.00548431838768116">
            <text:p>-0.0054843184</text:p>
          </table:table-cell>
          <table:table-cell office:value-type="float" office:value="0.714017054234265">
            <text:p>0.7140170542</text:p>
          </table:table-cell>
          <table:table-cell office:value-type="float" office:value="1.19576904767131">
            <text:p>1.1957690477</text:p>
          </table:table-cell>
          <table:table-cell office:value-type="float" office:value="0.980863838029544">
            <text:p>0.980863838</text:p>
          </table:table-cell>
          <table:table-cell office:value-type="float" office:value="-7.72355682688202">
            <text:p>-7.7235568269</text:p>
          </table:table-cell>
          <table:table-cell office:value-type="float" office:value="13.1124614666098">
            <text:p>13.1124614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table:number-columns-repeated="2" office:value-type="float" office:value="920">
            <text:p>920</text:p>
          </table:table-cell>
          <table:table-cell office:value-type="float" office:value="12826">
            <text:p>12826</text:p>
          </table:table-cell>
          <table:table-cell office:value-type="float" office:value="21582">
            <text:p>21582</text:p>
          </table:table-cell>
          <table:table-cell office:value-type="float" office:value="32315">
            <text:p>32315</text:p>
          </table:table-cell>
          <table:table-cell office:value-type="float" office:value="-779">
            <text:p>-779</text:p>
          </table:table-cell>
          <table:table-cell office:value-type="float" office:value="-232.875">
            <text:p>-232.875</text:p>
          </table:table-cell>
          <table:table-cell office:value-type="float" office:value="-233.25">
            <text:p>-233.25</text:p>
          </table:table-cell>
          <table:table-cell office:value-type="float" office:value="-0.0607360049898643">
            <text:p>-0.060736005</text:p>
          </table:table-cell>
          <table:table-cell office:value-type="float" office:value="-0.0107902418682235">
            <text:p>-0.0107902419</text:p>
          </table:table-cell>
          <table:table-cell office:value-type="float" office:value="-0.00721801021197586">
            <text:p>-0.0072180102</text:p>
          </table:table-cell>
          <table:table-cell office:value-type="float" office:value="0.794654152647647">
            <text:p>0.7946541526</text:p>
          </table:table-cell>
          <table:table-cell office:value-type="float" office:value="0.962462354927584">
            <text:p>0.9624623549</text:p>
          </table:table-cell>
          <table:table-cell office:value-type="float" office:value="0.974839079614068">
            <text:p>0.9748390796</text:p>
          </table:table-cell>
          <table:table-cell office:value-type="float" office:value="-11.0622665654493">
            <text:p>-11.06226656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11440">
            <text:p>11440</text:p>
          </table:table-cell>
          <table:table-cell office:value-type="float" office:value="21352">
            <text:p>21352</text:p>
          </table:table-cell>
          <table:table-cell office:value-type="float" office:value="31158">
            <text:p>31158</text:p>
          </table:table-cell>
          <table:table-cell office:value-type="float" office:value="-480.625">
            <text:p>-480.625</text:p>
          </table:table-cell>
          <table:table-cell office:value-type="float" office:value="265.75">
            <text:p>265.75</text:p>
          </table:table-cell>
          <table:table-cell office:value-type="float" office:value="515.5">
            <text:p>515.5</text:p>
          </table:table-cell>
          <table:table-cell office:value-type="float" office:value="-0.0420126748251748">
            <text:p>-0.0420126748</text:p>
          </table:table-cell>
          <table:table-cell office:value-type="float" office:value="0.0124461408767329">
            <text:p>0.0124461409</text:p>
          </table:table-cell>
          <table:table-cell office:value-type="float" office:value="0.016544707619231">
            <text:p>0.0165447076</text:p>
          </table:table-cell>
          <table:table-cell office:value-type="float" office:value="0.856415165209981">
            <text:p>0.8564151652</text:p>
          </table:table-cell>
          <table:table-cell office:value-type="float" office:value="1.0438651096571">
            <text:p>1.0438651097</text:p>
          </table:table-cell>
          <table:table-cell office:value-type="float" office:value="1.05844298227371">
            <text:p>1.0584429823</text:p>
          </table:table-cell>
          <table:table-cell office:value-type="float" office:value="-16.1494726356255">
            <text:p>-16.14947263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0296">
            <text:p>10296</text:p>
          </table:table-cell>
          <table:table-cell office:value-type="float" office:value="19656">
            <text:p>19656</text:p>
          </table:table-cell>
          <table:table-cell office:value-type="float" office:value="32043">
            <text:p>32043</text:p>
          </table:table-cell>
          <table:table-cell office:value-type="float" office:value="-99">
            <text:p>-99</text:p>
          </table:table-cell>
          <table:table-cell office:value-type="float" office:value="-747.625">
            <text:p>-747.625</text:p>
          </table:table-cell>
          <table:table-cell office:value-type="float" office:value="-326.875">
            <text:p>-326.875</text:p>
          </table:table-cell>
          <table:table-cell office:value-type="float" office:value="-0.00961538461538462">
            <text:p>-0.0096153846</text:p>
          </table:table-cell>
          <table:table-cell office:value-type="float" office:value="-0.0380354599104599">
            <text:p>-0.0380354599</text:p>
          </table:table-cell>
          <table:table-cell office:value-type="float" office:value="-0.0102011359735356">
            <text:p>-0.010201136</text:p>
          </table:table-cell>
          <table:table-cell office:value-type="float" office:value="0.966527366863905">
            <text:p>0.9665273669</text:p>
          </table:table-cell>
          <table:table-cell office:value-type="float" office:value="0.869711414886167">
            <text:p>0.8697114149</text:p>
          </table:table-cell>
          <table:table-cell office:value-type="float" office:value="0.964499987915921">
            <text:p>0.9644999879</text:p>
          </table:table-cell>
          <table:table-cell office:value-type="float" office:value="0">
            <text:p>0</text:p>
          </table:table-cell>
          <table:table-cell office:value-type="float" office:value="-17.874896300904">
            <text:p>-17.8748963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39">
            <text:p>539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11220">
            <text:p>11220</text:p>
          </table:table-cell>
          <table:table-cell office:value-type="float" office:value="20220">
            <text:p>20220</text:p>
          </table:table-cell>
          <table:table-cell office:value-type="float" office:value="33901">
            <text:p>33901</text:p>
          </table:table-cell>
          <table:table-cell office:value-type="float" office:value="121">
            <text:p>121</text:p>
          </table:table-cell>
          <table:table-cell office:value-type="float" office:value="-273.125">
            <text:p>-273.125</text:p>
          </table:table-cell>
          <table:table-cell office:value-type="float" office:value="-455.25">
            <text:p>-455.25</text:p>
          </table:table-cell>
          <table:table-cell office:value-type="float" office:value="0.0107843137254902">
            <text:p>0.0107843137</text:p>
          </table:table-cell>
          <table:table-cell office:value-type="float" office:value="-0.013507665677547">
            <text:p>-0.0135076657</text:p>
          </table:table-cell>
          <table:table-cell office:value-type="float" office:value="-0.0134288074098109">
            <text:p>-0.0134288074</text:p>
          </table:table-cell>
          <table:table-cell office:value-type="float" office:value="1.03797304882737">
            <text:p>1.0379730488</text:p>
          </table:table-cell>
          <table:table-cell office:value-type="float" office:value="0.953080785911416">
            <text:p>0.9530807859</text:p>
          </table:table-cell>
          <table:table-cell office:value-type="float" office:value="0.953352626487823">
            <text:p>0.95335262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3">
            <text:p>3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11880">
            <text:p>11880</text:p>
          </table:table-cell>
          <table:table-cell office:value-type="float" office:value="21288">
            <text:p>21288</text:p>
          </table:table-cell>
          <table:table-cell office:value-type="float" office:value="34047">
            <text:p>34047</text:p>
          </table:table-cell>
          <table:table-cell office:value-type="float" office:value="-30.25">
            <text:p>-30.25</text:p>
          </table:table-cell>
          <table:table-cell office:value-type="float" office:value="-627.875">
            <text:p>-627.875</text:p>
          </table:table-cell>
          <table:table-cell office:value-type="float" office:value="259.875">
            <text:p>259.875</text:p>
          </table:table-cell>
          <table:table-cell office:value-type="float" office:value="-0.0025462962962963">
            <text:p>-0.0025462963</text:p>
          </table:table-cell>
          <table:table-cell office:value-type="float" office:value="-0.029494316046599">
            <text:p>-0.029494316</text:p>
          </table:table-cell>
          <table:table-cell office:value-type="float" office:value="0.00763283108643933">
            <text:p>0.0076328311</text:p>
          </table:table-cell>
          <table:table-cell office:value-type="float" office:value="0.991100670867627">
            <text:p>0.9911006709</text:p>
          </table:table-cell>
          <table:table-cell office:value-type="float" office:value="0.898474926607854">
            <text:p>0.8984749266</text:p>
          </table:table-cell>
          <table:table-cell office:value-type="float" office:value="1.02682909861891">
            <text:p>1.0268290986</text:p>
          </table:table-cell>
          <table:table-cell office:value-type="float" office:value="0">
            <text:p>0</text:p>
          </table:table-cell>
          <table:table-cell office:value-type="float" office:value="-23.1527398389614">
            <text:p>-23.1527398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11440">
            <text:p>11440</text:p>
          </table:table-cell>
          <table:table-cell office:value-type="float" office:value="19740">
            <text:p>19740</text:p>
          </table:table-cell>
          <table:table-cell office:value-type="float" office:value="33534">
            <text:p>33534</text:p>
          </table:table-cell>
          <table:table-cell office:value-type="float" office:value="-480.625">
            <text:p>-480.625</text:p>
          </table:table-cell>
          <table:table-cell office:value-type="float" office:value="-716.75">
            <text:p>-716.75</text:p>
          </table:table-cell>
          <table:table-cell office:value-type="float" office:value="-60.75">
            <text:p>-60.75</text:p>
          </table:table-cell>
          <table:table-cell office:value-type="float" office:value="-0.0420126748251748">
            <text:p>-0.0420126748</text:p>
          </table:table-cell>
          <table:table-cell office:value-type="float" office:value="-0.0363095238095238">
            <text:p>-0.0363095238</text:p>
          </table:table-cell>
          <table:table-cell office:value-type="float" office:value="-0.00181159420289855">
            <text:p>-0.0018115942</text:p>
          </table:table-cell>
          <table:table-cell office:value-type="float" office:value="0.856415165209981">
            <text:p>0.8564151652</text:p>
          </table:table-cell>
          <table:table-cell office:value-type="float" office:value="0.875500694444444">
            <text:p>0.8755006944</text:p>
          </table:table-cell>
          <table:table-cell office:value-type="float" office:value="0.993665852762025">
            <text:p>0.9936658528</text:p>
          </table:table-cell>
          <table:table-cell office:value-type="float" office:value="-16.1494726356255">
            <text:p>-16.1494726356</text:p>
          </table:table-cell>
          <table:table-cell office:value-type="float" office:value="-18.7412452509262">
            <text:p>-18.74124525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3">
            <text:p>3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10296">
            <text:p>10296</text:p>
          </table:table-cell>
          <table:table-cell office:value-type="float" office:value="17724">
            <text:p>17724</text:p>
          </table:table-cell>
          <table:table-cell office:value-type="float" office:value="32643">
            <text:p>32643</text:p>
          </table:table-cell>
          <table:table-cell office:value-type="float" office:value="-99">
            <text:p>-99</text:p>
          </table:table-cell>
          <table:table-cell office:value-type="float" office:value="267.75">
            <text:p>267.75</text:p>
          </table:table-cell>
          <table:table-cell office:value-type="float" office:value="67.5">
            <text:p>67.5</text:p>
          </table:table-cell>
          <table:table-cell office:value-type="float" office:value="-0.00961538461538462">
            <text:p>-0.0096153846</text:p>
          </table:table-cell>
          <table:table-cell office:value-type="float" office:value="0.01510663507109">
            <text:p>0.0151066351</text:p>
          </table:table-cell>
          <table:table-cell office:value-type="float" office:value="0.00206782464846981">
            <text:p>0.0020678246</text:p>
          </table:table-cell>
          <table:table-cell office:value-type="float" office:value="0.966527366863905">
            <text:p>0.9665273669</text:p>
          </table:table-cell>
          <table:table-cell office:value-type="float" office:value="1.05332051517823">
            <text:p>1.0533205152</text:p>
          </table:table-cell>
          <table:table-cell office:value-type="float" office:value="1.00724576703125">
            <text:p>1.0072457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11220">
            <text:p>11220</text:p>
          </table:table-cell>
          <table:table-cell office:value-type="float" office:value="18510">
            <text:p>18510</text:p>
          </table:table-cell>
          <table:table-cell office:value-type="float" office:value="33318">
            <text:p>33318</text:p>
          </table:table-cell>
          <table:table-cell office:value-type="float" office:value="121">
            <text:p>121</text:p>
          </table:table-cell>
          <table:table-cell office:value-type="float" office:value="-898.25">
            <text:p>-898.25</text:p>
          </table:table-cell>
          <table:table-cell office:value-type="float" office:value="57.375">
            <text:p>57.375</text:p>
          </table:table-cell>
          <table:table-cell office:value-type="float" office:value="0.0107843137254902">
            <text:p>0.0107843137</text:p>
          </table:table-cell>
          <table:table-cell office:value-type="float" office:value="-0.0485278227984873">
            <text:p>-0.0485278228</text:p>
          </table:table-cell>
          <table:table-cell office:value-type="float" office:value="0.00172204213938412">
            <text:p>0.0017220421</text:p>
          </table:table-cell>
          <table:table-cell office:value-type="float" office:value="1.03797304882737">
            <text:p>1.0379730488</text:p>
          </table:table-cell>
          <table:table-cell office:value-type="float" office:value="0.834768321392995">
            <text:p>0.8347683214</text:p>
          </table:table-cell>
          <table:table-cell office:value-type="float" office:value="1.00603295972894">
            <text:p>1.0060329597</text:p>
          </table:table-cell>
          <table:table-cell office:value-type="float" office:value="0">
            <text:p>0</text:p>
          </table:table-cell>
          <table:table-cell office:value-type="float" office:value="-13.9340536406363">
            <text:p>-13.93405364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3">
            <text:p>3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11880">
            <text:p>11880</text:p>
          </table:table-cell>
          <table:table-cell office:value-type="float" office:value="18240">
            <text:p>18240</text:p>
          </table:table-cell>
          <table:table-cell office:value-type="float" office:value="31914">
            <text:p>31914</text:p>
          </table:table-cell>
          <table:table-cell office:value-type="float" office:value="-30.25">
            <text:p>-30.25</text:p>
          </table:table-cell>
          <table:table-cell office:value-type="float" office:value="9.375">
            <text:p>9.375</text:p>
          </table:table-cell>
          <table:table-cell office:value-type="float" office:value="-30.375">
            <text:p>-30.375</text:p>
          </table:table-cell>
          <table:table-cell office:value-type="float" office:value="-0.0025462962962963">
            <text:p>-0.0025462963</text:p>
          </table:table-cell>
          <table:table-cell office:value-type="float" office:value="0.000513980263157895">
            <text:p>0.0005139803</text:p>
          </table:table-cell>
          <table:table-cell office:value-type="float" office:value="-0.000951776649746193">
            <text:p>-0.0009517766</text:p>
          </table:table-cell>
          <table:table-cell office:value-type="float" office:value="0.991100670867627">
            <text:p>0.9911006709</text:p>
          </table:table-cell>
          <table:table-cell office:value-type="float" office:value="1.00179944870545">
            <text:p>1.0017994487</text:p>
          </table:table-cell>
          <table:table-cell office:value-type="float" office:value="0.996670557248319">
            <text:p>0.99667055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3">
            <text:p>3</text:p>
          </table:table-cell>
          <table:table-cell office:value-type="float" office:value="579">
            <text:p>579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10764">
            <text:p>10764</text:p>
          </table:table-cell>
          <table:table-cell office:value-type="float" office:value="18084">
            <text:p>18084</text:p>
          </table:table-cell>
          <table:table-cell office:value-type="float" office:value="30672">
            <text:p>30672</text:p>
          </table:table-cell>
          <table:table-cell office:value-type="float" office:value="-393">
            <text:p>-393</text:p>
          </table:table-cell>
          <table:table-cell office:value-type="float" office:value="63.25">
            <text:p>63.25</text:p>
          </table:table-cell>
          <table:table-cell office:value-type="float" office:value="33.75">
            <text:p>33.75</text:p>
          </table:table-cell>
          <table:table-cell office:value-type="float" office:value="-0.0365105908584169">
            <text:p>-0.0365105909</text:p>
          </table:table-cell>
          <table:table-cell office:value-type="float" office:value="0.00349756690997567">
            <text:p>0.0034975669</text:p>
          </table:table-cell>
          <table:table-cell office:value-type="float" office:value="0.00110035211267606">
            <text:p>0.0011003521</text:p>
          </table:table-cell>
          <table:table-cell office:value-type="float" office:value="0.874825657555409">
            <text:p>0.8748256576</text:p>
          </table:table-cell>
          <table:table-cell office:value-type="float" office:value="1.01226546081452">
            <text:p>1.0122654608</text:p>
          </table:table-cell>
          <table:table-cell office:value-type="float" office:value="1.00385360551292">
            <text:p>1.0038536055</text:p>
          </table:table-cell>
          <table:table-cell office:value-type="float" office:value="-18.6361031296362">
            <text:p>-18.63610312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3">
            <text:p>3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11730">
            <text:p>11730</text:p>
          </table:table-cell>
          <table:table-cell office:value-type="float" office:value="18480">
            <text:p>18480</text:p>
          </table:table-cell>
          <table:table-cell office:value-type="float" office:value="31941">
            <text:p>31941</text:p>
          </table:table-cell>
          <table:table-cell office:value-type="float" office:value="126.5">
            <text:p>126.5</text:p>
          </table:table-cell>
          <table:table-cell office:value-type="float" office:value="78.75">
            <text:p>78.75</text:p>
          </table:table-cell>
          <table:table-cell office:value-type="float" office:value="253.125">
            <text:p>253.125</text:p>
          </table:table-cell>
          <table:table-cell office:value-type="float" office:value="0.0107843137254902">
            <text:p>0.0107843137</text:p>
          </table:table-cell>
          <table:table-cell office:value-type="float" office:value="0.00426136363636364">
            <text:p>0.0042613636</text:p>
          </table:table-cell>
          <table:table-cell office:value-type="float" office:value="0.00792476754015215">
            <text:p>0.0079247675</text:p>
          </table:table-cell>
          <table:table-cell office:value-type="float" office:value="1.03797304882737">
            <text:p>1.0379730488</text:p>
          </table:table-cell>
          <table:table-cell office:value-type="float" office:value="1.01495036479855">
            <text:p>1.0149503648</text:p>
          </table:table-cell>
          <table:table-cell office:value-type="float" office:value="1.02785977819404">
            <text:p>1.02785977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3">
            <text:p>3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12420">
            <text:p>12420</text:p>
          </table:table-cell>
          <table:table-cell office:value-type="float" office:value="19272">
            <text:p>19272</text:p>
          </table:table-cell>
          <table:table-cell office:value-type="float" office:value="32832">
            <text:p>32832</text:p>
          </table:table-cell>
          <table:table-cell office:value-type="float" office:value="-31.625">
            <text:p>-31.625</text:p>
          </table:table-cell>
          <table:table-cell office:value-type="float" office:value="-3">
            <text:p>-3</text:p>
          </table:table-cell>
          <table:table-cell office:value-type="float" office:value="16.875">
            <text:p>16.875</text:p>
          </table:table-cell>
          <table:table-cell office:value-type="float" office:value="-0.0025462962962963">
            <text:p>-0.0025462963</text:p>
          </table:table-cell>
          <table:table-cell office:value-type="float" office:value="-0.000155666251556663">
            <text:p>-0.0001556663</text:p>
          </table:table-cell>
          <table:table-cell office:value-type="float" office:value="0.000513980263157895">
            <text:p>0.0005139803</text:p>
          </table:table-cell>
          <table:table-cell office:value-type="float" office:value="0.991100670867627">
            <text:p>0.9911006709</text:p>
          </table:table-cell>
          <table:table-cell office:value-type="float" office:value="0.999455215614236">
            <text:p>0.9994552156</text:p>
          </table:table-cell>
          <table:table-cell office:value-type="float" office:value="1.00179944870545">
            <text:p>1.00179944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242">
            <text:p>1242</text:p>
          </table:table-cell>
          <table:table-cell office:value-type="float" office:value="12584">
            <text:p>12584</text:p>
          </table:table-cell>
          <table:table-cell office:value-type="float" office:value="18662">
            <text:p>18662</text:p>
          </table:table-cell>
          <table:table-cell office:value-type="float" office:value="33804">
            <text:p>33804</text:p>
          </table:table-cell>
          <table:table-cell office:value-type="float" office:value="170.5">
            <text:p>170.5</text:p>
          </table:table-cell>
          <table:table-cell office:value-type="float" office:value="-77.5">
            <text:p>-77.5</text:p>
          </table:table-cell>
          <table:table-cell office:value-type="float" office:value="141.75">
            <text:p>141.75</text:p>
          </table:table-cell>
          <table:table-cell office:value-type="float" office:value="0.013548951048951">
            <text:p>0.013548951</text:p>
          </table:table-cell>
          <table:table-cell office:value-type="float" office:value="-0.00415282392026578">
            <text:p>-0.0041528239</text:p>
          </table:table-cell>
          <table:table-cell office:value-type="float" office:value="0.00419329073482428">
            <text:p>0.0041932907</text:p>
          </table:table-cell>
          <table:table-cell office:value-type="float" office:value="1.0477811338574">
            <text:p>1.0477811339</text:p>
          </table:table-cell>
          <table:table-cell office:value-type="float" office:value="0.985498918334235">
            <text:p>0.9854989183</text:p>
          </table:table-cell>
          <table:table-cell office:value-type="float" office:value="1.01471098159877">
            <text:p>1.01471098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12342">
            <text:p>12342</text:p>
          </table:table-cell>
          <table:table-cell office:value-type="float" office:value="18780">
            <text:p>18780</text:p>
          </table:table-cell>
          <table:table-cell office:value-type="float" office:value="33804">
            <text:p>33804</text:p>
          </table:table-cell>
          <table:table-cell office:value-type="float" office:value="85.25">
            <text:p>85.25</text:p>
          </table:table-cell>
          <table:table-cell office:value-type="float" office:value="180">
            <text:p>180</text:p>
          </table:table-cell>
          <table:table-cell office:value-type="float" office:value="324">
            <text:p>324</text:p>
          </table:table-cell>
          <table:table-cell office:value-type="float" office:value="0.00690730837789661">
            <text:p>0.0069073084</text:p>
          </table:table-cell>
          <table:table-cell table:number-columns-repeated="2" office:value-type="float" office:value="0.00958466453674121">
            <text:p>0.0095846645</text:p>
          </table:table-cell>
          <table:table-cell office:value-type="float" office:value="1.02426909270433">
            <text:p>1.0242690927</text:p>
          </table:table-cell>
          <table:table-cell table:number-columns-repeated="2" office:value-type="float" office:value="1.03372638283539">
            <text:p>1.03372638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2540">
            <text:p>12540</text:p>
          </table:table-cell>
          <table:table-cell office:value-type="float" office:value="19313">
            <text:p>19313</text:p>
          </table:table-cell>
          <table:table-cell office:value-type="float" office:value="34668">
            <text:p>34668</text:p>
          </table:table-cell>
          <table:table-cell office:value-type="float" office:value="118.25">
            <text:p>118.25</text:p>
          </table:table-cell>
          <table:table-cell office:value-type="float" office:value="-28.625">
            <text:p>-28.625</text:p>
          </table:table-cell>
          <table:table-cell office:value-type="float" office:value="405">
            <text:p>405</text:p>
          </table:table-cell>
          <table:table-cell office:value-type="float" office:value="0.00942982456140351">
            <text:p>0.0094298246</text:p>
          </table:table-cell>
          <table:table-cell office:value-type="float" office:value="-0.00148216227411588">
            <text:p>-0.0014821623</text:p>
          </table:table-cell>
          <table:table-cell office:value-type="float" office:value="0.0116822429906542">
            <text:p>0.011682243</text:p>
          </table:table-cell>
          <table:table-cell office:value-type="float" office:value="1.03317867228378">
            <text:p>1.0331786723</text:p>
          </table:table-cell>
          <table:table-cell office:value-type="float" office:value="0.994816737778408">
            <text:p>0.9948167378</text:p>
          </table:table-cell>
          <table:table-cell office:value-type="float" office:value="1.04115534107782">
            <text:p>1.04115534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3">
            <text:p>3</text:p>
          </table:table-cell>
          <table:table-cell office:value-type="float" office:value="520">
            <text:p>52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2584">
            <text:p>12584</text:p>
          </table:table-cell>
          <table:table-cell office:value-type="float" office:value="19545">
            <text:p>19545</text:p>
          </table:table-cell>
          <table:table-cell office:value-type="float" office:value="33453">
            <text:p>33453</text:p>
          </table:table-cell>
          <table:table-cell office:value-type="float" office:value="-220.125">
            <text:p>-220.125</text:p>
          </table:table-cell>
          <table:table-cell office:value-type="float" office:value="-73.125">
            <text:p>-73.125</text:p>
          </table:table-cell>
          <table:table-cell office:value-type="float" office:value="172.125">
            <text:p>172.125</text:p>
          </table:table-cell>
          <table:table-cell office:value-type="float" office:value="-0.0174924507310871">
            <text:p>-0.0174924507</text:p>
          </table:table-cell>
          <table:table-cell office:value-type="float" office:value="-0.00374136607828089">
            <text:p>-0.0037413661</text:p>
          </table:table-cell>
          <table:table-cell office:value-type="float" office:value="0.0051452784503632">
            <text:p>0.0051452785</text:p>
          </table:table-cell>
          <table:table-cell office:value-type="float" office:value="0.939376154673051">
            <text:p>0.9393761547</text:p>
          </table:table-cell>
          <table:table-cell office:value-type="float" office:value="0.986932654453475">
            <text:p>0.9869326545</text:p>
          </table:table-cell>
          <table:table-cell office:value-type="float" office:value="1.01806036340132">
            <text:p>1.01806036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136">
            <text:p>1136</text:p>
          </table:table-cell>
          <table:table-cell office:value-type="float" office:value="12144">
            <text:p>12144</text:p>
          </table:table-cell>
          <table:table-cell office:value-type="float" office:value="18662">
            <text:p>18662</text:p>
          </table:table-cell>
          <table:table-cell office:value-type="float" office:value="33048">
            <text:p>33048</text:p>
          </table:table-cell>
          <table:table-cell office:value-type="float" office:value="-53.25">
            <text:p>-53.25</text:p>
          </table:table-cell>
          <table:table-cell office:value-type="float" office:value="-77.5">
            <text:p>-77.5</text:p>
          </table:table-cell>
          <table:table-cell office:value-type="float" office:value="77.625">
            <text:p>77.625</text:p>
          </table:table-cell>
          <table:table-cell office:value-type="float" office:value="-0.0043848814229249">
            <text:p>-0.0043848814</text:p>
          </table:table-cell>
          <table:table-cell office:value-type="float" office:value="-0.00415282392026578">
            <text:p>-0.0041528239</text:p>
          </table:table-cell>
          <table:table-cell office:value-type="float" office:value="0.00234885620915033">
            <text:p>0.0023488562</text:p>
          </table:table-cell>
          <table:table-cell office:value-type="float" office:value="0.984690600302545">
            <text:p>0.9846906003</text:p>
          </table:table-cell>
          <table:table-cell office:value-type="float" office:value="0.985498918334235">
            <text:p>0.9854989183</text:p>
          </table:table-cell>
          <table:table-cell office:value-type="float" office:value="1.00823181029799">
            <text:p>1.0082318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12826">
            <text:p>12826</text:p>
          </table:table-cell>
          <table:table-cell office:value-type="float" office:value="18885">
            <text:p>18885</text:p>
          </table:table-cell>
          <table:table-cell office:value-type="float" office:value="33264">
            <text:p>33264</text:p>
          </table:table-cell>
          <table:table-cell office:value-type="float" office:value="267.25">
            <text:p>267.25</text:p>
          </table:table-cell>
          <table:table-cell office:value-type="float" office:value="498.625">
            <text:p>498.625</text:p>
          </table:table-cell>
          <table:table-cell office:value-type="float" office:value="141.75">
            <text:p>141.75</text:p>
          </table:table-cell>
          <table:table-cell office:value-type="float" office:value="0.0208365819429284">
            <text:p>0.0208365819</text:p>
          </table:table-cell>
          <table:table-cell office:value-type="float" office:value="0.0264032300767805">
            <text:p>0.0264032301</text:p>
          </table:table-cell>
          <table:table-cell office:value-type="float" office:value="0.00426136363636364">
            <text:p>0.0042613636</text:p>
          </table:table-cell>
          <table:table-cell office:value-type="float" office:value="1.0737789965685">
            <text:p>1.0737789966</text:p>
          </table:table-cell>
          <table:table-cell office:value-type="float" office:value="1.09377768116337">
            <text:p>1.0937776812</text:p>
          </table:table-cell>
          <table:table-cell office:value-type="float" office:value="1.01495036479855">
            <text:p>1.0149503648</text:p>
          </table:table-cell>
          <table:table-cell office:value-type="float" office:value="33.6112598083209">
            <text:p>33.6112598083</text:p>
          </table:table-cell>
          <table:table-cell office:value-type="float" office:value="26.597431291359">
            <text:p>26.59743129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12378">
            <text:p>12378</text:p>
          </table:table-cell>
          <table:table-cell office:value-type="float" office:value="19410">
            <text:p>19410</text:p>
          </table:table-cell>
          <table:table-cell office:value-type="float" office:value="35181">
            <text:p>35181</text:p>
          </table:table-cell>
          <table:table-cell office:value-type="float" office:value="452.375">
            <text:p>452.375</text:p>
          </table:table-cell>
          <table:table-cell office:value-type="float" office:value="-179.5">
            <text:p>-179.5</text:p>
          </table:table-cell>
          <table:table-cell office:value-type="float" office:value="-131.625">
            <text:p>-131.625</text:p>
          </table:table-cell>
          <table:table-cell office:value-type="float" office:value="0.0365466957505251">
            <text:p>0.0365466958</text:p>
          </table:table-cell>
          <table:table-cell office:value-type="float" office:value="-0.0092478104070067">
            <text:p>-0.0092478104</text:p>
          </table:table-cell>
          <table:table-cell office:value-type="float" office:value="-0.00374136607828089">
            <text:p>-0.0037413661</text:p>
          </table:table-cell>
          <table:table-cell office:value-type="float" office:value="1.13053133062859">
            <text:p>1.1305313306</text:p>
          </table:table-cell>
          <table:table-cell office:value-type="float" office:value="0.967800286690232">
            <text:p>0.9678002867</text:p>
          </table:table-cell>
          <table:table-cell office:value-type="float" office:value="0.986932654453475">
            <text:p>0.9869326545</text:p>
          </table:table-cell>
          <table:table-cell office:value-type="float" office:value="19.3105700206078">
            <text:p>19.31057002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77">
            <text:p>577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2319">
            <text:p>12319</text:p>
          </table:table-cell>
          <table:table-cell office:value-type="float" office:value="18675">
            <text:p>18675</text:p>
          </table:table-cell>
          <table:table-cell office:value-type="float" office:value="34209">
            <text:p>34209</text:p>
          </table:table-cell>
          <table:table-cell office:value-type="float" office:value="743.625">
            <text:p>743.625</text:p>
          </table:table-cell>
          <table:table-cell office:value-type="float" office:value="-164.125">
            <text:p>-164.125</text:p>
          </table:table-cell>
          <table:table-cell office:value-type="float" office:value="-43.875">
            <text:p>-43.875</text:p>
          </table:table-cell>
          <table:table-cell office:value-type="float" office:value="0.0603640717590714">
            <text:p>0.0603640718</text:p>
          </table:table-cell>
          <table:table-cell office:value-type="float" office:value="-0.00878848728246319">
            <text:p>-0.0087884873</text:p>
          </table:table-cell>
          <table:table-cell office:value-type="float" office:value="-0.00128255722178374">
            <text:p>-0.0012825572</text:p>
          </table:table-cell>
          <table:table-cell office:value-type="float" office:value="1.21841614062905">
            <text:p>1.2184161406</text:p>
          </table:table-cell>
          <table:table-cell office:value-type="float" office:value="0.969391680028458">
            <text:p>0.96939168</text:p>
          </table:table-cell>
          <table:table-cell office:value-type="float" office:value="0.99551427383169">
            <text:p>0.9955142738</text:p>
          </table:table-cell>
          <table:table-cell office:value-type="float" office:value="11.8259652992137">
            <text:p>11.82596529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2144">
            <text:p>12144</text:p>
          </table:table-cell>
          <table:table-cell office:value-type="float" office:value="18690">
            <text:p>18690</text:p>
          </table:table-cell>
          <table:table-cell office:value-type="float" office:value="34425">
            <text:p>34425</text:p>
          </table:table-cell>
          <table:table-cell office:value-type="float" office:value="705.5">
            <text:p>705.5</text:p>
          </table:table-cell>
          <table:table-cell office:value-type="float" office:value="2980.5">
            <text:p>2980.5</text:p>
          </table:table-cell>
          <table:table-cell office:value-type="float" office:value="118.125">
            <text:p>118.125</text:p>
          </table:table-cell>
          <table:table-cell office:value-type="float" office:value="0.0580945322793149">
            <text:p>0.0580945323</text:p>
          </table:table-cell>
          <table:table-cell office:value-type="float" office:value="0.159470304975923">
            <text:p>0.159470305</text:p>
          </table:table-cell>
          <table:table-cell office:value-type="float" office:value="0.00343137254901961">
            <text:p>0.0034313725</text:p>
          </table:table-cell>
          <table:table-cell office:value-type="float" office:value="1.20994581335188">
            <text:p>1.2099458134</text:p>
          </table:table-cell>
          <table:table-cell office:value-type="float" office:value="1.60799039262719">
            <text:p>1.6079903926</text:p>
          </table:table-cell>
          <table:table-cell office:value-type="float" office:value="1.01203288158401">
            <text:p>1.0120328816</text:p>
          </table:table-cell>
          <table:table-cell office:value-type="float" office:value="12.2746788651334">
            <text:p>12.2746788651</text:p>
          </table:table-cell>
          <table:table-cell office:value-type="float" office:value="4.68458958587023">
            <text:p>4.68458958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12826">
            <text:p>12826</text:p>
          </table:table-cell>
          <table:table-cell office:value-type="float" office:value="20405">
            <text:p>20405</text:p>
          </table:table-cell>
          <table:table-cell office:value-type="float" office:value="34938">
            <text:p>34938</text:p>
          </table:table-cell>
          <table:table-cell office:value-type="float" office:value="2064">
            <text:p>2064</text:p>
          </table:table-cell>
          <table:table-cell office:value-type="float" office:value="3283.625">
            <text:p>3283.625</text:p>
          </table:table-cell>
          <table:table-cell office:value-type="float" office:value="248.875">
            <text:p>248.875</text:p>
          </table:table-cell>
          <table:table-cell office:value-type="float" office:value="0.160923124902542">
            <text:p>0.1609231249</text:p>
          </table:table-cell>
          <table:table-cell office:value-type="float" office:value="0.16092256799804">
            <text:p>0.160922568</text:p>
          </table:table-cell>
          <table:table-cell office:value-type="float" office:value="0.00712333276089072">
            <text:p>0.0071233328</text:p>
          </table:table-cell>
          <table:table-cell office:value-type="float" office:value="1.61398759133056">
            <text:p>1.6139875913</text:p>
          </table:table-cell>
          <table:table-cell office:value-type="float" office:value="1.61398529085966">
            <text:p>1.6139852909</text:p>
          </table:table-cell>
          <table:table-cell office:value-type="float" office:value="1.02503111872758">
            <text:p>1.0250311187</text:p>
          </table:table-cell>
          <table:table-cell office:value-type="float" office:value="4.64527643399428">
            <text:p>4.645276434</text:p>
          </table:table-cell>
          <table:table-cell office:value-type="float" office:value="4.64529136800411">
            <text:p>4.6452913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4">
            <text:p>4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39">
            <text:p>1239</text:p>
          </table:table-cell>
          <table:table-cell office:value-type="float" office:value="11440">
            <text:p>11440</text:p>
          </table:table-cell>
          <table:table-cell office:value-type="float" office:value="20649">
            <text:p>20649</text:p>
          </table:table-cell>
          <table:table-cell office:value-type="float" office:value="34415">
            <text:p>34415</text:p>
          </table:table-cell>
          <table:table-cell office:value-type="float" office:value="-819.125">
            <text:p>-819.125</text:p>
          </table:table-cell>
          <table:table-cell office:value-type="float" office:value="3223.16666666667">
            <text:p>3223.1666666667</text:p>
          </table:table-cell>
          <table:table-cell office:value-type="float" office:value="-383.625">
            <text:p>-383.625</text:p>
          </table:table-cell>
          <table:table-cell office:value-type="float" office:value="-0.0716018356643357">
            <text:p>-0.0716018357</text:p>
          </table:table-cell>
          <table:table-cell office:value-type="float" office:value="0.156093111853681">
            <text:p>0.1560931119</text:p>
          </table:table-cell>
          <table:table-cell office:value-type="float" office:value="-0.0111470289118117">
            <text:p>-0.0111470289</text:p>
          </table:table-cell>
          <table:table-cell office:value-type="float" office:value="0.75944214800101">
            <text:p>0.759442148</text:p>
          </table:table-cell>
          <table:table-cell office:value-type="float" office:value="1.59408140824149">
            <text:p>1.5940814082</text:p>
          </table:table-cell>
          <table:table-cell office:value-type="float" office:value="0.961228941065638">
            <text:p>0.9612289411</text:p>
          </table:table-cell>
          <table:table-cell office:value-type="float" office:value="-9.32971373682152">
            <text:p>-9.3297137368</text:p>
          </table:table-cell>
          <table:table-cell office:value-type="float" office:value="4.77879901523239">
            <text:p>4.77879901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4">
            <text:p>4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224">
            <text:p>1224</text:p>
          </table:table-cell>
          <table:table-cell office:value-type="float" office:value="12238">
            <text:p>12238</text:p>
          </table:table-cell>
          <table:table-cell office:value-type="float" office:value="21879">
            <text:p>21879</text:p>
          </table:table-cell>
          <table:table-cell office:value-type="float" office:value="36815">
            <text:p>36815</text:p>
          </table:table-cell>
          <table:table-cell office:value-type="float" office:value="-699.25">
            <text:p>-699.25</text:p>
          </table:table-cell>
          <table:table-cell office:value-type="float" office:value="2271.6">
            <text:p>2271.6</text:p>
          </table:table-cell>
          <table:table-cell office:value-type="float" office:value="-430.25">
            <text:p>-430.25</text:p>
          </table:table-cell>
          <table:table-cell office:value-type="float" office:value="-0.0571376041836901">
            <text:p>-0.0571376042</text:p>
          </table:table-cell>
          <table:table-cell office:value-type="float" office:value="0.103825586178527">
            <text:p>0.1038255862</text:p>
          </table:table-cell>
          <table:table-cell office:value-type="float" office:value="-0.0116868124405813">
            <text:p>-0.0116868124</text:p>
          </table:table-cell>
          <table:table-cell office:value-type="float" office:value="0.806417208748314">
            <text:p>0.8064172087</text:p>
          </table:table-cell>
          <table:table-cell office:value-type="float" office:value="1.38451786622166">
            <text:p>1.3845178662</text:p>
          </table:table-cell>
          <table:table-cell office:value-type="float" office:value="0.959363856364607">
            <text:p>0.9593638564</text:p>
          </table:table-cell>
          <table:table-cell office:value-type="float" office:value="-11.781219008198">
            <text:p>-11.7812190082</text:p>
          </table:table-cell>
          <table:table-cell office:value-type="float" office:value="7.01694153281073">
            <text:p>7.0169415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32">
            <text:p>1232</text:p>
          </table:table-cell>
          <table:table-cell office:value-type="float" office:value="13409">
            <text:p>13409</text:p>
          </table:table-cell>
          <table:table-cell office:value-type="float" office:value="31251">
            <text:p>31251</text:p>
          </table:table-cell>
          <table:table-cell office:value-type="float" office:value="56821">
            <text:p>56821</text:p>
          </table:table-cell>
          <table:table-cell office:value-type="float" office:value="-1538.42857142857">
            <text:p>-1538.4285714286</text:p>
          </table:table-cell>
          <table:table-cell office:value-type="float" office:value="-361.5">
            <text:p>-361.5</text:p>
          </table:table-cell>
          <table:table-cell office:value-type="float" office:value="-633.428571428571">
            <text:p>-633.4285714286</text:p>
          </table:table-cell>
          <table:table-cell office:value-type="float" office:value="-0.114731044181413">
            <text:p>-0.1147310442</text:p>
          </table:table-cell>
          <table:table-cell office:value-type="float" office:value="-0.0115676298358453">
            <text:p>-0.0115676298</text:p>
          </table:table-cell>
          <table:table-cell office:value-type="float" office:value="-0.0111477899267625">
            <text:p>-0.0111477899</text:p>
          </table:table-cell>
          <table:table-cell office:value-type="float" office:value="0.62424124186301">
            <text:p>0.6242412419</text:p>
          </table:table-cell>
          <table:table-cell office:value-type="float" office:value="0.959775563292179">
            <text:p>0.9597755633</text:p>
          </table:table-cell>
          <table:table-cell office:value-type="float" office:value="0.961226310768024">
            <text:p>0.9612263108</text:p>
          </table:table-cell>
          <table:table-cell office:value-type="float" office:value="-5.68788533801209">
            <text:p>-5.6878853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13744">
            <text:p>13744</text:p>
          </table:table-cell>
          <table:table-cell office:value-type="float" office:value="42114">
            <text:p>42114</text:p>
          </table:table-cell>
          <table:table-cell office:value-type="float" office:value="89912">
            <text:p>89912</text:p>
          </table:table-cell>
          <table:table-cell office:value-type="float" office:value="-1852.33333333333">
            <text:p>-1852.3333333333</text:p>
          </table:table-cell>
          <table:table-cell office:value-type="float" office:value="-1370.5">
            <text:p>-1370.5</text:p>
          </table:table-cell>
          <table:table-cell office:value-type="float" office:value="-1631.5">
            <text:p>-1631.5</text:p>
          </table:table-cell>
          <table:table-cell office:value-type="float" office:value="-0.134773961971284">
            <text:p>-0.134773962</text:p>
          </table:table-cell>
          <table:table-cell office:value-type="float" office:value="-0.0325426224058508">
            <text:p>-0.0325426224</text:p>
          </table:table-cell>
          <table:table-cell office:value-type="float" office:value="-0.0181455200640626">
            <text:p>-0.0181455201</text:p>
          </table:table-cell>
          <table:table-cell office:value-type="float" office:value="0.563892613918361">
            <text:p>0.5638926139</text:p>
          </table:table-cell>
          <table:table-cell office:value-type="float" office:value="0.8881765052347">
            <text:p>0.8881765052</text:p>
          </table:table-cell>
          <table:table-cell office:value-type="float" office:value="0.937136029176636">
            <text:p>0.9371360292</text:p>
          </table:table-cell>
          <table:table-cell office:value-type="float" office:value="-4.78810223377522">
            <text:p>-4.7881022338</text:p>
          </table:table-cell>
          <table:table-cell office:value-type="float" office:value="-20.9511873599403">
            <text:p>-20.95118735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3289">
            <text:p>3289</text:p>
          </table:table-cell>
          <table:table-cell office:value-type="float" office:value="12923">
            <text:p>12923</text:p>
          </table:table-cell>
          <table:table-cell office:value-type="float" office:value="77720">
            <text:p>77720</text:p>
          </table:table-cell>
          <table:table-cell office:value-type="float" office:value="-1988.2">
            <text:p>-1988.2</text:p>
          </table:table-cell>
          <table:table-cell office:value-type="float" office:value="-1608">
            <text:p>-1608</text:p>
          </table:table-cell>
          <table:table-cell office:value-type="float" office:value="0">
            <text:p>0</text:p>
          </table:table-cell>
          <table:table-cell office:value-type="float" office:value="-0.604499847978109">
            <text:p>-0.604499848</text:p>
          </table:table-cell>
          <table:table-cell office:value-type="float" office:value="-0.124429312079239">
            <text:p>-0.1244293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59484340898351">
            <text:p>0.594843409</text:p>
          </table:table-cell>
          <table:table-cell office:value-type="float" office:value="1.6">
            <text:p>1.6</text:p>
          </table:table-cell>
          <table:table-cell office:value-type="float" office:value="-0.747244621960694">
            <text:p>-0.747244622</text:p>
          </table:table-cell>
          <table:table-cell office:value-type="float" office:value="-5.21636333650523">
            <text:p>-5.21636333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08">
            <text:p>608</text:p>
          </table:table-cell>
          <table:table-cell office:value-type="float" office:value="1275">
            <text:p>1275</text:p>
          </table:table-cell>
          <table:table-cell office:value-type="float" office:value="2323">
            <text:p>2323</text:p>
          </table:table-cell>
          <table:table-cell office:value-type="float" office:value="12512">
            <text:p>12512</text:p>
          </table:table-cell>
          <table:table-cell office:value-type="float" office:value="90896">
            <text:p>90896</text:p>
          </table:table-cell>
          <table:table-cell table:number-columns-repeated="6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5">
            <text:p>5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294">
            <text:p>1294</text:p>
          </table:table-cell>
          <table:table-cell office:value-type="float" office:value="1640">
            <text:p>1640</text:p>
          </table:table-cell>
          <table:table-cell office:value-type="float" office:value="11435">
            <text:p>11435</text:p>
          </table:table-cell>
          <table:table-cell office:value-type="float" office:value="106306">
            <text:p>106306</text:p>
          </table:table-cell>
          <table:table-cell table:number-columns-repeated="6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1158">
            <text:p>1158</text:p>
          </table:table-cell>
          <table:table-cell office:value-type="float" office:value="10425">
            <text:p>10425</text:p>
          </table:table-cell>
          <table:table-cell office:value-type="float" office:value="124328">
            <text:p>124328</text:p>
          </table:table-cell>
          <table:table-cell table:number-columns-repeated="6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65">
            <text:p>0.65</text:p>
          </table:table-cell>
          <table:table-cell office:value-type="float" office:value="1.6">
            <text:p>1.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82.25">
            <text:p>182.25</text:p>
          </table:table-cell>
          <table:table-cell office:value-type="float" office:value="7733">
            <text:p>7733</text:p>
          </table:table-cell>
          <table:table-cell office:value-type="float" office:value="66065.75">
            <text:p>66065.75</text:p>
          </table:table-cell>
          <table:table-cell office:value-type="float" office:value="21.2325">
            <text:p>21.2325</text:p>
          </table:table-cell>
          <table:table-cell table:number-columns-repeated="3" office:value-type="float" office:value="5">
            <text:p>5</text:p>
          </table:table-cell>
          <table:table-cell office:value-type="float" office:value="552">
            <text:p>552</text:p>
          </table:table-cell>
          <table:table-cell office:value-type="float" office:value="812">
            <text:p>812</text:p>
          </table:table-cell>
          <table:table-cell office:value-type="float" office:value="1226">
            <text:p>1226</text:p>
          </table:table-cell>
          <table:table-cell office:value-type="float" office:value="734">
            <text:p>734</text:p>
          </table:table-cell>
          <table:table-cell office:value-type="float" office:value="9523">
            <text:p>9523</text:p>
          </table:table-cell>
          <table:table-cell office:value-type="float" office:value="145406">
            <text:p>145406</text:p>
          </table:table-cell>
          <table:table-cell table:number-columns-repeated="6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63">
            <text:p>0.63</text:p>
          </table:table-cell>
          <table:table-cell office:value-type="float" office:value="1.6">
            <text:p>1.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88">
            <text:p>188</text:p>
          </table:table-cell>
          <table:table-cell office:value-type="float" office:value="7733.33333333333">
            <text:p>7733.3333333333</text:p>
          </table:table-cell>
          <table:table-cell office:value-type="float" office:value="22604.3333333333">
            <text:p>22604.3333333333</text:p>
          </table:table-cell>
          <table:table-cell office:value-type="float" office:value="27.6066666666667">
            <text:p>27.606666666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83">
            <text:p>583</text:p>
          </table:table-cell>
          <table:table-cell office:value-type="float" office:value="1259">
            <text:p>1259</text:p>
          </table:table-cell>
          <table:table-cell office:value-type="float" office:value="449">
            <text:p>449</text:p>
          </table:table-cell>
          <table:table-cell office:value-type="float" office:value="8674">
            <text:p>8674</text:p>
          </table:table-cell>
          <table:table-cell office:value-type="float" office:value="170057">
            <text:p>170057</text:p>
          </table:table-cell>
          <table:table-cell table:number-columns-repeated="6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65">
            <text:p>0.65</text:p>
          </table:table-cell>
          <table:table-cell office:value-type="float" office:value="1.6">
            <text:p>1.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2" table:number-columns-repeated="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6" table:default-cell-style-name="Default"/>
        <table:table-column table:style-name="co13" table:number-columns-repeated="2" table:default-cell-style-name="Default"/>
        <table:table-row table:style-name="ro1">
          <table:table-cell office:value-type="float" office:value="0.19">
            <text:p>0.19</text:p>
          </table:table-cell>
          <table:table-cell office:value-type="float" office:value="0.65">
            <text:p>0.65</text:p>
          </table:table-cell>
          <table:table-cell office:value-type="float" office:value="1.6">
            <text:p>1.6</text:p>
          </table:table-cell>
          <table:table-cell office:value-type="float" office:value="-1">
            <text:p>-1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.7">
            <text:p>8.7</text:p>
          </table:table-cell>
          <table:table-cell office:value-type="float" office:value="13.4">
            <text:p>13.4</text:p>
          </table:table-cell>
          <table:table-cell office:value-type="float" office:value="24">
            <text:p>24</text:p>
          </table:table-cell>
          <table:table-cell office:value-type="float" office:value="8323">
            <text:p>8323</text:p>
          </table:table-cell>
          <table:table-cell office:value-type="float" office:value="10355">
            <text:p>10355</text:p>
          </table:table-cell>
          <table:table-cell office:value-type="float" office:value="14057">
            <text:p>140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4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41:18.85</dc:date>
    <dc:creator>Liam Widdess</dc:creator>
    <meta:editing-duration>P2DT3H30M56S</meta:editing-duration>
    <meta:editing-cycles>185</meta:editing-cycles>
    <meta:generator>OpenOffice/4.1.7$Win32 OpenOffice.org_project/417m1$Build-9800</meta:generator>
    <meta:document-statistic meta:table-count="8" meta:cell-count="836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25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209">
                <text:p>5209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67">
                <text:p>3167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425">
                <text:p>3425</text:p>
              </table:table-cell>
              <table:table-cell office:value-type="float" office:value="6378">
                <text:p>637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7005">
                <text:p>7005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39">
                <text:p>4139</text:p>
              </table:table-cell>
              <table:table-cell office:value-type="float" office:value="8323">
                <text:p>832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355">
                <text:p>4355</text:p>
              </table:table-cell>
              <table:table-cell office:value-type="float" office:value="9332">
                <text:p>933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358">
                <text:p>4358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713">
                <text:p>4713</text:p>
              </table:table-cell>
              <table:table-cell office:value-type="float" office:value="7778">
                <text:p>777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96">
                <text:p>2896</text:p>
              </table:table-cell>
              <table:table-cell office:value-type="float" office:value="5250">
                <text:p>5250</text:p>
              </table:table-cell>
              <table:table-cell office:value-type="float" office:value="10505">
                <text:p>1050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030">
                <text:p>3030</text:p>
              </table:table-cell>
              <table:table-cell office:value-type="float" office:value="5448">
                <text:p>5448</text:p>
              </table:table-cell>
              <table:table-cell office:value-type="float" office:value="9977">
                <text:p>997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56">
                <text:p>3156</text:p>
              </table:table-cell>
              <table:table-cell office:value-type="float" office:value="5523">
                <text:p>5523</text:p>
              </table:table-cell>
              <table:table-cell office:value-type="float" office:value="9095">
                <text:p>9095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68">
                <text:p>3568</text:p>
              </table:table-cell>
              <table:table-cell office:value-type="float" office:value="5885">
                <text:p>5885</text:p>
              </table:table-cell>
              <table:table-cell office:value-type="float" office:value="10552">
                <text:p>105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217">
                <text:p>4217</text:p>
              </table:table-cell>
              <table:table-cell office:value-type="float" office:value="7038">
                <text:p>7038</text:p>
              </table:table-cell>
              <table:table-cell office:value-type="float" office:value="13065">
                <text:p>1306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994">
                <text:p>3994</text:p>
              </table:table-cell>
              <table:table-cell office:value-type="float" office:value="6066">
                <text:p>6066</text:p>
              </table:table-cell>
              <table:table-cell office:value-type="float" office:value="11068">
                <text:p>1106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964">
                <text:p>3964</text:p>
              </table:table-cell>
              <table:table-cell office:value-type="float" office:value="6670">
                <text:p>6670</text:p>
              </table:table-cell>
              <table:table-cell office:value-type="float" office:value="11816">
                <text:p>1181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334">
                <text:p>4334</text:p>
              </table:table-cell>
              <table:table-cell office:value-type="float" office:value="7422">
                <text:p>7422</text:p>
              </table:table-cell>
              <table:table-cell office:value-type="float" office:value="16290">
                <text:p>16290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666">
                <text:p>4666</text:p>
              </table:table-cell>
              <table:table-cell office:value-type="float" office:value="7960">
                <text:p>7960</text:p>
              </table:table-cell>
              <table:table-cell office:value-type="float" office:value="14502">
                <text:p>1450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576">
                <text:p>4576</text:p>
              </table:table-cell>
              <table:table-cell office:value-type="float" office:value="7757">
                <text:p>7757</text:p>
              </table:table-cell>
              <table:table-cell office:value-type="float" office:value="14821">
                <text:p>14821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5014">
                <text:p>5014</text:p>
              </table:table-cell>
              <table:table-cell office:value-type="float" office:value="8643">
                <text:p>8643</text:p>
              </table:table-cell>
              <table:table-cell office:value-type="float" office:value="16192">
                <text:p>16192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647">
                <text:p>5647</text:p>
              </table:table-cell>
              <table:table-cell office:value-type="float" office:value="9770">
                <text:p>9770</text:p>
              </table:table-cell>
              <table:table-cell office:value-type="float" office:value="18240">
                <text:p>1824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752">
                <text:p>5752</text:p>
              </table:table-cell>
              <table:table-cell office:value-type="float" office:value="9973">
                <text:p>9973</text:p>
              </table:table-cell>
              <table:table-cell office:value-type="float" office:value="17755">
                <text:p>1775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694">
                <text:p>5694</text:p>
              </table:table-cell>
              <table:table-cell office:value-type="float" office:value="9949">
                <text:p>9949</text:p>
              </table:table-cell>
              <table:table-cell office:value-type="float" office:value="16582">
                <text:p>1658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242">
                <text:p>6242</text:p>
              </table:table-cell>
              <table:table-cell office:value-type="float" office:value="11130">
                <text:p>11130</text:p>
              </table:table-cell>
              <table:table-cell office:value-type="float" office:value="17923">
                <text:p>1792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64">
                <text:p>6864</text:p>
              </table:table-cell>
              <table:table-cell office:value-type="float" office:value="11956">
                <text:p>11956</text:p>
              </table:table-cell>
              <table:table-cell office:value-type="float" office:value="17805">
                <text:p>1780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38">
                <text:p>7438</text:p>
              </table:table-cell>
              <table:table-cell office:value-type="float" office:value="12058">
                <text:p>12058</text:p>
              </table:table-cell>
              <table:table-cell office:value-type="float" office:value="17838">
                <text:p>1783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034">
                <text:p>8034</text:p>
              </table:table-cell>
              <table:table-cell office:value-type="float" office:value="11648">
                <text:p>11648</text:p>
              </table:table-cell>
              <table:table-cell office:value-type="float" office:value="17411">
                <text:p>17411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921">
                <text:p>8921</text:p>
              </table:table-cell>
              <table:table-cell office:value-type="float" office:value="12378">
                <text:p>12378</text:p>
              </table:table-cell>
              <table:table-cell office:value-type="float" office:value="19597">
                <text:p>19597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554">
                <text:p>9554</text:p>
              </table:table-cell>
              <table:table-cell office:value-type="float" office:value="12585">
                <text:p>12585</text:p>
              </table:table-cell>
              <table:table-cell office:value-type="float" office:value="19718">
                <text:p>1971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072">
                <text:p>9072</text:p>
              </table:table-cell>
              <table:table-cell office:value-type="float" office:value="12270">
                <text:p>12270</text:p>
              </table:table-cell>
              <table:table-cell office:value-type="float" office:value="18895">
                <text:p>1889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863">
                <text:p>8863</text:p>
              </table:table-cell>
              <table:table-cell office:value-type="float" office:value="12057">
                <text:p>12057</text:p>
              </table:table-cell>
              <table:table-cell office:value-type="float" office:value="19333">
                <text:p>1933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435">
                <text:p>9435</text:p>
              </table:table-cell>
              <table:table-cell office:value-type="float" office:value="13636">
                <text:p>13636</text:p>
              </table:table-cell>
              <table:table-cell office:value-type="float" office:value="19371">
                <text:p>19371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346">
                <text:p>9346</text:p>
              </table:table-cell>
              <table:table-cell office:value-type="float" office:value="13713">
                <text:p>13713</text:p>
              </table:table-cell>
              <table:table-cell office:value-type="float" office:value="19028">
                <text:p>1902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963">
                <text:p>8963</text:p>
              </table:table-cell>
              <table:table-cell office:value-type="float" office:value="13382">
                <text:p>13382</text:p>
              </table:table-cell>
              <table:table-cell office:value-type="float" office:value="18733">
                <text:p>1873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6">
                <text:p>9356</text:p>
              </table:table-cell>
              <table:table-cell office:value-type="float" office:value="13754">
                <text:p>13754</text:p>
              </table:table-cell>
              <table:table-cell office:value-type="float" office:value="19900">
                <text:p>19900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298">
                <text:p>10298</text:p>
              </table:table-cell>
              <table:table-cell office:value-type="float" office:value="13803">
                <text:p>13803</text:p>
              </table:table-cell>
              <table:table-cell office:value-type="float" office:value="20805">
                <text:p>2080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3730">
                <text:p>13730</text:p>
              </table:table-cell>
              <table:table-cell office:value-type="float" office:value="20126">
                <text:p>2012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201">
                <text:p>10201</text:p>
              </table:table-cell>
              <table:table-cell office:value-type="float" office:value="13468">
                <text:p>13468</text:p>
              </table:table-cell>
              <table:table-cell office:value-type="float" office:value="21331">
                <text:p>2133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3966">
                <text:p>13966</text:p>
              </table:table-cell>
              <table:table-cell office:value-type="float" office:value="21948">
                <text:p>2194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4578">
                <text:p>14578</text:p>
              </table:table-cell>
              <table:table-cell office:value-type="float" office:value="21654">
                <text:p>2165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0133">
                <text:p>10133</text:p>
              </table:table-cell>
              <table:table-cell office:value-type="float" office:value="14463">
                <text:p>14463</text:p>
              </table:table-cell>
              <table:table-cell office:value-type="float" office:value="22757">
                <text:p>2275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620">
                <text:p>9620</text:p>
              </table:table-cell>
              <table:table-cell office:value-type="float" office:value="15081">
                <text:p>15081</text:p>
              </table:table-cell>
              <table:table-cell office:value-type="float" office:value="25045">
                <text:p>25045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5520">
                <text:p>15520</text:p>
              </table:table-cell>
              <table:table-cell office:value-type="float" office:value="26796">
                <text:p>2679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833">
                <text:p>10833</text:p>
              </table:table-cell>
              <table:table-cell office:value-type="float" office:value="16689">
                <text:p>16689</text:p>
              </table:table-cell>
              <table:table-cell office:value-type="float" office:value="28489">
                <text:p>2848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720">
                <text:p>10720</text:p>
              </table:table-cell>
              <table:table-cell office:value-type="float" office:value="17697">
                <text:p>17697</text:p>
              </table:table-cell>
              <table:table-cell office:value-type="float" office:value="30534">
                <text:p>30534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58">
                <text:p>11058</text:p>
              </table:table-cell>
              <table:table-cell office:value-type="float" office:value="18252">
                <text:p>18252</text:p>
              </table:table-cell>
              <table:table-cell office:value-type="float" office:value="31601">
                <text:p>3160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499">
                <text:p>11499</text:p>
              </table:table-cell>
              <table:table-cell office:value-type="float" office:value="19223">
                <text:p>19223</text:p>
              </table:table-cell>
              <table:table-cell office:value-type="float" office:value="32787">
                <text:p>3278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9689">
                <text:p>19689</text:p>
              </table:table-cell>
              <table:table-cell office:value-type="float" office:value="34313">
                <text:p>3431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720">
                <text:p>11720</text:p>
              </table:table-cell>
              <table:table-cell office:value-type="float" office:value="20763">
                <text:p>20763</text:p>
              </table:table-cell>
              <table:table-cell office:value-type="float" office:value="36137">
                <text:p>36137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3150">
                <text:p>13150</text:p>
              </table:table-cell>
              <table:table-cell office:value-type="float" office:value="21817">
                <text:p>21817</text:p>
              </table:table-cell>
              <table:table-cell office:value-type="float" office:value="33090">
                <text:p>33090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4104">
                <text:p>14104</text:p>
              </table:table-cell>
              <table:table-cell office:value-type="float" office:value="21497">
                <text:p>21497</text:p>
              </table:table-cell>
              <table:table-cell office:value-type="float" office:value="31791">
                <text:p>31791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552">
                <text:p>13552</text:p>
              </table:table-cell>
              <table:table-cell office:value-type="float" office:value="20440">
                <text:p>20440</text:p>
              </table:table-cell>
              <table:table-cell office:value-type="float" office:value="33127">
                <text:p>3312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2540">
                <text:p>12540</text:p>
              </table:table-cell>
              <table:table-cell office:value-type="float" office:value="20980">
                <text:p>20980</text:p>
              </table:table-cell>
              <table:table-cell office:value-type="float" office:value="35328">
                <text:p>35328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2826">
                <text:p>12826</text:p>
              </table:table-cell>
              <table:table-cell office:value-type="float" office:value="21582">
                <text:p>21582</text:p>
              </table:table-cell>
              <table:table-cell office:value-type="float" office:value="32315">
                <text:p>3231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1440">
                <text:p>11440</text:p>
              </table:table-cell>
              <table:table-cell office:value-type="float" office:value="21352">
                <text:p>21352</text:p>
              </table:table-cell>
              <table:table-cell office:value-type="float" office:value="31158">
                <text:p>31158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0296">
                <text:p>10296</text:p>
              </table:table-cell>
              <table:table-cell office:value-type="float" office:value="19656">
                <text:p>19656</text:p>
              </table:table-cell>
              <table:table-cell office:value-type="float" office:value="32043">
                <text:p>3204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1220">
                <text:p>11220</text:p>
              </table:table-cell>
              <table:table-cell office:value-type="float" office:value="20220">
                <text:p>20220</text:p>
              </table:table-cell>
              <table:table-cell office:value-type="float" office:value="33901">
                <text:p>3390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1880">
                <text:p>11880</text:p>
              </table:table-cell>
              <table:table-cell office:value-type="float" office:value="21288">
                <text:p>21288</text:p>
              </table:table-cell>
              <table:table-cell office:value-type="float" office:value="34047">
                <text:p>34047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1440">
                <text:p>11440</text:p>
              </table:table-cell>
              <table:table-cell office:value-type="float" office:value="19740">
                <text:p>19740</text:p>
              </table:table-cell>
              <table:table-cell office:value-type="float" office:value="33534">
                <text:p>33534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0296">
                <text:p>10296</text:p>
              </table:table-cell>
              <table:table-cell office:value-type="float" office:value="17724">
                <text:p>17724</text:p>
              </table:table-cell>
              <table:table-cell office:value-type="float" office:value="32643">
                <text:p>3264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1220">
                <text:p>11220</text:p>
              </table:table-cell>
              <table:table-cell office:value-type="float" office:value="18510">
                <text:p>18510</text:p>
              </table:table-cell>
              <table:table-cell office:value-type="float" office:value="33318">
                <text:p>33318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1880">
                <text:p>11880</text:p>
              </table:table-cell>
              <table:table-cell office:value-type="float" office:value="18240">
                <text:p>18240</text:p>
              </table:table-cell>
              <table:table-cell office:value-type="float" office:value="31914">
                <text:p>3191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0764">
                <text:p>10764</text:p>
              </table:table-cell>
              <table:table-cell office:value-type="float" office:value="18084">
                <text:p>18084</text:p>
              </table:table-cell>
              <table:table-cell office:value-type="float" office:value="30672">
                <text:p>3067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1730">
                <text:p>11730</text:p>
              </table:table-cell>
              <table:table-cell office:value-type="float" office:value="18480">
                <text:p>18480</text:p>
              </table:table-cell>
              <table:table-cell office:value-type="float" office:value="31941">
                <text:p>3194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2420">
                <text:p>12420</text:p>
              </table:table-cell>
              <table:table-cell office:value-type="float" office:value="19272">
                <text:p>19272</text:p>
              </table:table-cell>
              <table:table-cell office:value-type="float" office:value="32832">
                <text:p>3283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2584">
                <text:p>12584</text:p>
              </table:table-cell>
              <table:table-cell office:value-type="float" office:value="18662">
                <text:p>18662</text:p>
              </table:table-cell>
              <table:table-cell office:value-type="float" office:value="33804">
                <text:p>3380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2342">
                <text:p>12342</text:p>
              </table:table-cell>
              <table:table-cell office:value-type="float" office:value="18780">
                <text:p>18780</text:p>
              </table:table-cell>
              <table:table-cell office:value-type="float" office:value="33804">
                <text:p>3380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2540">
                <text:p>12540</text:p>
              </table:table-cell>
              <table:table-cell office:value-type="float" office:value="19313">
                <text:p>19313</text:p>
              </table:table-cell>
              <table:table-cell office:value-type="float" office:value="34668">
                <text:p>34668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2584">
                <text:p>12584</text:p>
              </table:table-cell>
              <table:table-cell office:value-type="float" office:value="19545">
                <text:p>19545</text:p>
              </table:table-cell>
              <table:table-cell office:value-type="float" office:value="33453">
                <text:p>33453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2144">
                <text:p>12144</text:p>
              </table:table-cell>
              <table:table-cell office:value-type="float" office:value="18662">
                <text:p>18662</text:p>
              </table:table-cell>
              <table:table-cell office:value-type="float" office:value="33048">
                <text:p>3304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826">
                <text:p>12826</text:p>
              </table:table-cell>
              <table:table-cell office:value-type="float" office:value="18885">
                <text:p>18885</text:p>
              </table:table-cell>
              <table:table-cell office:value-type="float" office:value="33264">
                <text:p>3326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378">
                <text:p>12378</text:p>
              </table:table-cell>
              <table:table-cell office:value-type="float" office:value="19410">
                <text:p>19410</text:p>
              </table:table-cell>
              <table:table-cell office:value-type="float" office:value="35181">
                <text:p>35181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319">
                <text:p>12319</text:p>
              </table:table-cell>
              <table:table-cell office:value-type="float" office:value="18675">
                <text:p>18675</text:p>
              </table:table-cell>
              <table:table-cell office:value-type="float" office:value="34209">
                <text:p>34209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144">
                <text:p>12144</text:p>
              </table:table-cell>
              <table:table-cell office:value-type="float" office:value="18690">
                <text:p>18690</text:p>
              </table:table-cell>
              <table:table-cell office:value-type="float" office:value="34425">
                <text:p>344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826">
                <text:p>12826</text:p>
              </table:table-cell>
              <table:table-cell office:value-type="float" office:value="20405">
                <text:p>20405</text:p>
              </table:table-cell>
              <table:table-cell office:value-type="float" office:value="34938">
                <text:p>3493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440">
                <text:p>11440</text:p>
              </table:table-cell>
              <table:table-cell office:value-type="float" office:value="20649">
                <text:p>20649</text:p>
              </table:table-cell>
              <table:table-cell office:value-type="float" office:value="34415">
                <text:p>34415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238">
                <text:p>12238</text:p>
              </table:table-cell>
              <table:table-cell office:value-type="float" office:value="21879">
                <text:p>21879</text:p>
              </table:table-cell>
              <table:table-cell office:value-type="float" office:value="36815">
                <text:p>3681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3409">
                <text:p>13409</text:p>
              </table:table-cell>
              <table:table-cell office:value-type="float" office:value="31251">
                <text:p>31251</text:p>
              </table:table-cell>
              <table:table-cell office:value-type="float" office:value="56821">
                <text:p>56821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3744">
                <text:p>13744</text:p>
              </table:table-cell>
              <table:table-cell office:value-type="float" office:value="42114">
                <text:p>42114</text:p>
              </table:table-cell>
              <table:table-cell office:value-type="float" office:value="89912">
                <text:p>8991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3289">
                <text:p>3289</text:p>
              </table:table-cell>
              <table:table-cell office:value-type="float" office:value="12923">
                <text:p>12923</text:p>
              </table:table-cell>
              <table:table-cell office:value-type="float" office:value="77720">
                <text:p>77720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2323">
                <text:p>2323</text:p>
              </table:table-cell>
              <table:table-cell office:value-type="float" office:value="12512">
                <text:p>12512</text:p>
              </table:table-cell>
              <table:table-cell office:value-type="float" office:value="90896">
                <text:p>9089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640">
                <text:p>1640</text:p>
              </table:table-cell>
              <table:table-cell office:value-type="float" office:value="11435">
                <text:p>11435</text:p>
              </table:table-cell>
              <table:table-cell office:value-type="float" office:value="106306">
                <text:p>10630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58">
                <text:p>1158</text:p>
              </table:table-cell>
              <table:table-cell office:value-type="float" office:value="10425">
                <text:p>10425</text:p>
              </table:table-cell>
              <table:table-cell office:value-type="float" office:value="124328">
                <text:p>124328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34">
                <text:p>734</text:p>
              </table:table-cell>
              <table:table-cell office:value-type="float" office:value="9523">
                <text:p>9523</text:p>
              </table:table-cell>
              <table:table-cell office:value-type="float" office:value="145406">
                <text:p>14540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449">
                <text:p>449</text:p>
              </table:table-cell>
              <table:table-cell office:value-type="float" office:value="8674">
                <text:p>8674</text:p>
              </table:table-cell>
              <table:table-cell office:value-type="float" office:value="170057">
                <text:p>170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33">
                <text:p>773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33.33333333333">
                <text:p>7733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9cm" svg:y="1.404cm" svg:width="30.8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1.2325">
                <text:p>21.232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7.6066666666667">
                <text:p>27.60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7cm" svg:y="1.352cm" svg:width="31.34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5207187982253">
                <text:p>1.35207187982253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9821719576333">
                <text:p>1.29821719576333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1238079371558">
                <text:p>1.3123807937155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3116740553615">
                <text:p>1.2311674055361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832501436457">
                <text:p>1.238325014364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5405303447174">
                <text:p>1.2540530344717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9490005905502">
                <text:p>1.2949000590550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36147476003164">
                <text:p>1.3614747600316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864032803395">
                <text:p>1.14864032803395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3630229844398">
                <text:p>1.23630229844398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5420894066387">
                <text:p>1.3542089406638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6018000444444">
                <text:p>1.26018000444444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08908825419033">
                <text:p>1.0890882541903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9161391844612">
                <text:p>1.1916139184461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7715317126834">
                <text:p>1.2771531712683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7726212446736">
                <text:p>1.1772621244673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29535528389007">
                <text:p>1.29535528389007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3800199669187">
                <text:p>1.33800199669187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30875959294002">
                <text:p>1.30875959294002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5952973662281">
                <text:p>1.1595297366228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034614329746">
                <text:p>1.103461432974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0510301464333">
                <text:p>1.2051030146433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17073827775269">
                <text:p>1.1707382777526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2619502967347">
                <text:p>1.2261950296734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6423371747425">
                <text:p>1.06423371747425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16755214291365">
                <text:p>1.1675521429136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2631006655551">
                <text:p>1.0263100665555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2850208602593">
                <text:p>1.02850208602593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6515613285042">
                <text:p>1.06515613285042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6997174812664">
                <text:p>1.0699717481266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474244169603">
                <text:p>1.047424416960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5753415514165">
                <text:p>1.0575341551416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8975469518821">
                <text:p>1.08975469518821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4276818692578">
                <text:p>1.0427681869257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2775102920227">
                <text:p>1.02775102920227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5281335164741">
                <text:p>1.0528133516474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6536912133949">
                <text:p>1.0653691213394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6604061825217">
                <text:p>1.0660406182521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399114639171">
                <text:p>1.03399114639171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291017068564">
                <text:p>1.0429101706856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90917089158">
                <text:p>1.049091708915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893501520793">
                <text:p>1.04893501520793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7530001345407">
                <text:p>1.0753000134540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774756759534">
                <text:p>1.1377475675953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9320183718091">
                <text:p>1.1932018371809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12240378407">
                <text:p>1.191224037840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6604778231048">
                <text:p>1.0660477823104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0903221158919">
                <text:p>1.1090322115891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53990048397">
                <text:p>1.1825399004839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969464943186">
                <text:p>1.15969464943186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8836122250669">
                <text:p>1.18836122250669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7389539162966">
                <text:p>1.17389539162966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0.95691145229885">
                <text:p>0.9569114522988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40559205526365">
                <text:p>0.94055920552636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19576904767131">
                <text:p>1.1957690476713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62462354927584">
                <text:p>0.96246235492758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438651096571">
                <text:p>1.043865109657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869711414886167">
                <text:p>0.869711414886167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53080785911416">
                <text:p>0.95308078591141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898474926607854">
                <text:p>0.898474926607854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875500694444444">
                <text:p>0.875500694444444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5332051517823">
                <text:p>1.0533205151782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834768321392995">
                <text:p>0.8347683213929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0179944870545">
                <text:p>1.00179944870545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26546081452">
                <text:p>1.012265460814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1495036479855">
                <text:p>1.0149503647985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99455215614236">
                <text:p>0.99945521561423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985498918334235">
                <text:p>0.98549891833423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3372638283539">
                <text:p>1.03372638283539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994816737778408">
                <text:p>0.994816737778408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986932654453475">
                <text:p>0.986932654453475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85498918334235">
                <text:p>0.985498918334235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9377768116337">
                <text:p>1.09377768116337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967800286690232">
                <text:p>0.967800286690232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69391680028458">
                <text:p>0.96939168002845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60799039262719">
                <text:p>1.6079903926271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61398529085966">
                <text:p>1.6139852908596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.59408140824149">
                <text:p>1.59408140824149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.38451786622166">
                <text:p>1.3845178662216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9775563292179">
                <text:p>0.959775563292179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8881765052347">
                <text:p>0.888176505234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59484340898351">
                <text:p>0.5948434089835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66065.75">
                <text:p>66065.7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604.3333333333">
                <text:p>22604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